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b52057" officeooo:paragraph-rsid="00b52057"/>
    </style:style>
    <style:style style:name="P2" style:family="paragraph" style:parent-style-name="Footnote">
      <style:text-properties officeooo:rsid="00f75091" officeooo:paragraph-rsid="00f75091"/>
    </style:style>
    <style:style style:name="P3" style:family="paragraph" style:parent-style-name="Footnote">
      <style:text-properties officeooo:rsid="01055f2f" officeooo:paragraph-rsid="01055f2f"/>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Heading_20_1">
      <style:text-properties style:font-name="Liberation Serif"/>
    </style:style>
    <style:style style:name="P7" style:family="paragraph" style:parent-style-name="Heading_20_1">
      <style:paragraph-properties fo:line-height="115%"/>
      <style:text-properties style:font-name="Liberation Serif" fo:font-size="12pt" style:font-size-asian="12pt" style:font-size-complex="12pt"/>
    </style:style>
    <style:style style:name="P8" style:family="paragraph" style:parent-style-name="Heading_20_1">
      <style:text-properties style:font-name="Liberation Serif" officeooo:paragraph-rsid="011e47b9"/>
    </style:style>
    <style:style style:name="P9" style:family="paragraph" style:parent-style-name="Heading_20_2">
      <style:text-properties style:font-name="Liberation Serif"/>
    </style:style>
    <style:style style:name="P10" style:family="paragraph" style:parent-style-name="Standard">
      <style:paragraph-properties fo:line-height="115%"/>
      <style:text-properties style:font-name="Liberation Serif" fo:font-size="12pt" officeooo:paragraph-rsid="0068200f" style:font-size-asian="12pt" style:font-size-complex="12pt"/>
    </style:style>
    <style:style style:name="P11" style:family="paragraph" style:parent-style-name="Standard">
      <style:paragraph-properties fo:line-height="115%"/>
      <style:text-properties style:font-name="Liberation Serif" fo:font-size="12pt" officeooo:paragraph-rsid="0027c5ef" style:font-size-asian="12pt" style:font-size-complex="12pt"/>
    </style:style>
    <style:style style:name="P12" style:family="paragraph" style:parent-style-name="Standard">
      <style:paragraph-properties fo:line-height="115%"/>
      <style:text-properties style:font-name="Liberation Serif" fo:font-size="12pt" officeooo:paragraph-rsid="0073082c" style:font-size-asian="12pt" style:font-size-complex="12pt"/>
    </style:style>
    <style:style style:name="P13" style:family="paragraph" style:parent-style-name="Standard">
      <style:paragraph-properties fo:line-height="115%"/>
      <style:text-properties style:font-name="Liberation Serif" fo:font-size="12pt" officeooo:paragraph-rsid="001b3974" style:font-size-asian="12pt" style:font-size-complex="12pt"/>
    </style:style>
    <style:style style:name="P14" style:family="paragraph" style:parent-style-name="Standard">
      <style:paragraph-properties fo:line-height="115%"/>
      <style:text-properties style:font-name="Liberation Serif" fo:font-size="12pt" officeooo:paragraph-rsid="006d9725" style:font-size-asian="12pt" style:font-size-complex="12pt"/>
    </style:style>
    <style:style style:name="P15" style:family="paragraph" style:parent-style-name="Standard">
      <style:paragraph-properties fo:line-height="115%"/>
      <style:text-properties style:font-name="Liberation Serif" fo:font-size="12pt" officeooo:paragraph-rsid="00b4640a" style:font-size-asian="12pt" style:font-size-complex="12pt"/>
    </style:style>
    <style:style style:name="P16" style:family="paragraph" style:parent-style-name="Standard">
      <style:paragraph-properties fo:line-height="115%"/>
      <style:text-properties style:font-name="Liberation Serif" fo:font-size="12pt" officeooo:paragraph-rsid="00773d8a" style:font-size-asian="12pt" style:font-size-complex="12pt"/>
    </style:style>
    <style:style style:name="P17" style:family="paragraph" style:parent-style-name="Standard">
      <style:paragraph-properties fo:line-height="115%"/>
      <style:text-properties style:font-name="Liberation Serif" fo:font-size="12pt" style:font-size-asian="12pt" style:font-size-complex="12pt"/>
    </style:style>
    <style:style style:name="P18" style:family="paragraph" style:parent-style-name="Standard">
      <style:paragraph-properties fo:line-height="115%"/>
      <style:text-properties style:font-name="Liberation Serif" fo:font-size="12pt" officeooo:paragraph-rsid="01038bb8" style:font-size-asian="12pt" style:font-size-complex="12pt"/>
    </style:style>
    <style:style style:name="P19" style:family="paragraph" style:parent-style-name="Standard">
      <style:paragraph-properties fo:line-height="115%"/>
      <style:text-properties style:font-name="Liberation Serif" fo:font-size="12pt" officeooo:paragraph-rsid="00448091" style:font-size-asian="12pt" style:font-size-complex="12pt"/>
    </style:style>
    <style:style style:name="P20" style:family="paragraph" style:parent-style-name="Standard">
      <style:paragraph-properties fo:line-height="115%"/>
      <style:text-properties style:font-name="Liberation Serif" fo:font-size="12pt" officeooo:paragraph-rsid="0081463d" style:font-size-asian="12pt" style:font-size-complex="12pt"/>
    </style:style>
    <style:style style:name="P21" style:family="paragraph" style:parent-style-name="Standard">
      <style:paragraph-properties fo:margin-left="0in" fo:margin-top="0in" fo:margin-bottom="0in" style:contextual-spacing="false" fo:line-height="115%" fo:text-indent="-0.5in" style:auto-text-indent="false"/>
      <style:text-properties style:font-name="Liberation Serif" fo:font-size="12pt" officeooo:paragraph-rsid="0119f863" style:font-size-asian="12pt" style:font-size-complex="12pt"/>
    </style:style>
    <style:style style:name="P22" style:family="paragraph" style:parent-style-name="Standard" style:list-style-name="L1">
      <style:paragraph-properties fo:margin-top="0in" fo:margin-bottom="0in" style:contextual-spacing="false" fo:line-height="115%"/>
      <style:text-properties style:font-name="Liberation Serif" fo:font-size="12pt" officeooo:paragraph-rsid="0119f863" style:font-size-asian="12pt" style:font-size-complex="12pt"/>
    </style:style>
    <style:style style:name="P23" style:family="paragraph" style:parent-style-name="Standard" style:list-style-name="L1">
      <style:paragraph-properties fo:margin-top="0in" fo:margin-bottom="0in" style:contextual-spacing="false" fo:line-height="115%"/>
      <style:text-properties style:font-name="Liberation Serif" fo:font-size="12pt" officeooo:paragraph-rsid="01209470" style:font-size-asian="12pt" style:font-size-complex="12pt"/>
    </style:style>
    <style:style style:name="P24" style:family="paragraph" style:parent-style-name="Standard" style:list-style-name="L1">
      <style:paragraph-properties fo:line-height="115%"/>
      <style:text-properties style:font-name="Liberation Serif" fo:font-size="12pt" officeooo:rsid="00af1932" officeooo:paragraph-rsid="0119f863" fo:background-color="transparent" style:font-size-asian="12pt" style:font-size-complex="12pt"/>
    </style:style>
    <style:style style:name="P25" style:family="paragraph" style:parent-style-name="Standard" style:list-style-name="L1">
      <style:paragraph-properties fo:margin-top="0in" fo:margin-bottom="0in" style:contextual-spacing="false" fo:line-height="115%"/>
      <style:text-properties style:font-name="Liberation Serif" fo:font-size="12pt" officeooo:paragraph-rsid="0119f863" fo:background-color="transparent" style:font-size-asian="12pt" style:font-size-complex="12pt"/>
    </style:style>
    <style:style style:name="P26" style:family="paragraph" style:parent-style-name="Standard">
      <style:paragraph-properties fo:margin-top="0in" fo:margin-bottom="0in" style:contextual-spacing="false" fo:line-height="115%"/>
      <style:text-properties style:font-name="Liberation Serif" fo:font-size="12pt" officeooo:paragraph-rsid="0119f863" fo:background-color="transparent" style:font-size-asian="12pt" style:font-size-complex="12pt"/>
    </style:style>
    <style:style style:name="P27" style:family="paragraph" style:parent-style-name="Standard" style:list-style-name="L1">
      <style:paragraph-properties fo:margin-top="0in" fo:margin-bottom="0in" style:contextual-spacing="false" fo:line-height="115%"/>
      <style:text-properties officeooo:paragraph-rsid="0119f863"/>
    </style:style>
    <style:style style:name="P28" style:family="paragraph" style:parent-style-name="Text_20_body">
      <style:text-properties style:font-name="Liberation Serif" officeooo:rsid="011be088" officeooo:paragraph-rsid="011be088"/>
    </style:style>
    <style:style style:name="P29" style:family="paragraph" style:parent-style-name="Text_20_body">
      <style:text-properties style:font-name="Liberation Serif" fo:font-size="11pt" style:font-size-asian="11pt" style:font-size-complex="11pt"/>
    </style:style>
    <style:style style:name="P30" style:family="paragraph" style:parent-style-name="Text_20_body">
      <style:paragraph-properties fo:line-height="115%"/>
      <style:text-properties style:font-name="Liberation Serif" fo:font-size="12pt" officeooo:rsid="0086bf19" officeooo:paragraph-rsid="0089e44c" style:font-size-asian="12pt" style:font-size-complex="12pt"/>
    </style:style>
    <style:style style:name="P31" style:family="paragraph" style:parent-style-name="Text_20_body">
      <style:paragraph-properties fo:line-height="115%"/>
      <style:text-properties style:font-name="Liberation Serif" fo:font-size="12pt" officeooo:rsid="0056fbb4" officeooo:paragraph-rsid="005aea62" style:font-size-asian="12pt" style:font-size-complex="12pt"/>
    </style:style>
    <style:style style:name="P32" style:family="paragraph" style:parent-style-name="Text_20_body">
      <style:paragraph-properties fo:line-height="115%"/>
      <style:text-properties style:font-name="Liberation Serif" fo:font-size="12pt" officeooo:rsid="002cf7a8" officeooo:paragraph-rsid="010ac168" style:font-size-asian="12pt" style:font-size-complex="12pt"/>
    </style:style>
    <style:style style:name="P33" style:family="paragraph" style:parent-style-name="Text_20_body">
      <style:paragraph-properties fo:line-height="115%"/>
      <style:text-properties style:font-name="Liberation Serif" fo:font-size="12pt" officeooo:rsid="00a31030" officeooo:paragraph-rsid="00c40ed0" style:font-size-asian="12pt" style:font-size-complex="12pt"/>
    </style:style>
    <style:style style:name="P34" style:family="paragraph" style:parent-style-name="Text_20_body">
      <style:paragraph-properties fo:line-height="115%"/>
      <style:text-properties style:font-name="Liberation Serif" fo:font-size="12pt" officeooo:rsid="00a31030" officeooo:paragraph-rsid="00c58546" style:font-size-asian="12pt" style:font-size-complex="12pt"/>
    </style:style>
    <style:style style:name="P35" style:family="paragraph" style:parent-style-name="Text_20_body">
      <style:paragraph-properties fo:line-height="115%"/>
      <style:text-properties style:font-name="Liberation Serif" fo:font-size="12pt" officeooo:paragraph-rsid="00b52057" style:font-size-asian="12pt" style:font-size-complex="12pt"/>
    </style:style>
    <style:style style:name="P36" style:family="paragraph" style:parent-style-name="Text_20_body">
      <style:paragraph-properties fo:line-height="115%"/>
      <style:text-properties style:font-name="Liberation Serif" fo:font-size="12pt" style:font-size-asian="12pt" style:font-size-complex="12pt"/>
    </style:style>
    <style:style style:name="P37" style:family="paragraph" style:parent-style-name="Text_20_body">
      <style:paragraph-properties fo:line-height="115%"/>
      <style:text-properties style:font-name="Liberation Serif" fo:font-size="12pt" officeooo:paragraph-rsid="00fe2c6b" style:font-size-asian="12pt" style:font-size-complex="12pt"/>
    </style:style>
    <style:style style:name="P38" style:family="paragraph" style:parent-style-name="Text_20_body">
      <style:paragraph-properties fo:line-height="115%"/>
      <style:text-properties style:font-name="Liberation Serif" fo:font-size="12pt" officeooo:paragraph-rsid="00d4bbe2" style:font-size-asian="12pt" style:font-size-complex="12pt"/>
    </style:style>
    <style:style style:name="P39" style:family="paragraph" style:parent-style-name="Text_20_body">
      <style:paragraph-properties fo:line-height="115%"/>
      <style:text-properties style:font-name="Liberation Serif" fo:font-size="12pt" officeooo:paragraph-rsid="004545b0" style:font-size-asian="12pt" style:font-size-complex="12pt"/>
    </style:style>
    <style:style style:name="P40" style:family="paragraph" style:parent-style-name="Text_20_body">
      <style:paragraph-properties fo:line-height="115%"/>
      <style:text-properties style:font-name="Liberation Serif" fo:font-size="12pt" officeooo:paragraph-rsid="00dc3908" style:font-size-asian="12pt" style:font-size-complex="12pt"/>
    </style:style>
    <style:style style:name="P41" style:family="paragraph" style:parent-style-name="Text_20_body">
      <style:paragraph-properties fo:line-height="115%"/>
      <style:text-properties style:font-name="Liberation Serif" fo:font-size="12pt" officeooo:paragraph-rsid="00465c9f" style:font-size-asian="12pt" style:font-size-complex="12pt"/>
    </style:style>
    <style:style style:name="P42" style:family="paragraph" style:parent-style-name="Text_20_body">
      <style:paragraph-properties fo:line-height="115%"/>
      <style:text-properties style:font-name="Liberation Serif" fo:font-size="12pt" officeooo:paragraph-rsid="00e0d4f3" style:font-size-asian="12pt" style:font-size-complex="12pt"/>
    </style:style>
    <style:style style:name="P43" style:family="paragraph" style:parent-style-name="Text_20_body">
      <style:paragraph-properties fo:line-height="115%"/>
      <style:text-properties style:font-name="Liberation Serif" fo:font-size="12pt" officeooo:paragraph-rsid="004a71dd" style:font-size-asian="12pt" style:font-size-complex="12pt"/>
    </style:style>
    <style:style style:name="P44" style:family="paragraph" style:parent-style-name="Text_20_body">
      <style:paragraph-properties fo:line-height="115%"/>
      <style:text-properties style:font-name="Liberation Serif" fo:font-size="12pt" officeooo:paragraph-rsid="00217284" style:font-size-asian="12pt" style:font-size-complex="12pt"/>
    </style:style>
    <style:style style:name="P45" style:family="paragraph" style:parent-style-name="Text_20_body" style:list-style-name="L1">
      <style:paragraph-properties fo:line-height="115%"/>
      <style:text-properties style:font-name="Liberation Serif" fo:font-size="12pt" officeooo:paragraph-rsid="0119f863" style:font-size-asian="12pt" style:font-size-complex="12pt"/>
    </style:style>
    <style:style style:name="P46" style:family="paragraph" style:parent-style-name="Text_20_body" style:list-style-name="L1">
      <style:paragraph-properties fo:line-height="115%"/>
      <style:text-properties style:font-name="Liberation Serif" fo:font-size="12pt" officeooo:paragraph-rsid="01209470" style:font-size-asian="12pt" style:font-size-complex="12pt"/>
    </style:style>
    <style:style style:name="P47" style:family="paragraph" style:parent-style-name="Text_20_body">
      <style:paragraph-properties fo:line-height="115%"/>
      <style:text-properties style:font-name="Liberation Serif" fo:font-size="12pt" officeooo:paragraph-rsid="011fce38" style:font-size-asian="12pt" style:font-size-complex="12pt"/>
    </style:style>
    <style:style style:name="P48" style:family="paragraph" style:parent-style-name="Text_20_body">
      <style:paragraph-properties fo:line-height="115%"/>
      <style:text-properties style:font-name="Liberation Serif" fo:font-size="12pt" officeooo:rsid="0095f751" officeooo:paragraph-rsid="011622cc" style:font-size-asian="12pt" style:font-size-complex="12pt"/>
    </style:style>
    <style:style style:name="P49" style:family="paragraph" style:parent-style-name="Text_20_body">
      <style:paragraph-properties fo:line-height="115%"/>
      <style:text-properties style:font-name="Liberation Serif" fo:font-size="12pt" officeooo:rsid="0095f751" officeooo:paragraph-rsid="0117e735" fo:background-color="transparent" style:font-size-asian="12pt" style:font-size-complex="12pt"/>
    </style:style>
    <style:style style:name="P50" style:family="paragraph" style:parent-style-name="Text_20_body">
      <style:paragraph-properties fo:line-height="115%"/>
      <style:text-properties style:font-name="Liberation Serif" fo:font-size="12pt" officeooo:rsid="0095f751" officeooo:paragraph-rsid="01210038" fo:background-color="transparent" style:font-size-asian="12pt" style:font-size-complex="12pt"/>
    </style:style>
    <style:style style:name="P51" style:family="paragraph" style:parent-style-name="Text_20_body">
      <style:paragraph-properties fo:line-height="115%"/>
      <style:text-properties style:font-name="Liberation Serif" fo:font-size="12pt" officeooo:rsid="0095f751" officeooo:paragraph-rsid="0117e735" fo:background-color="transparent" style:font-size-asian="12pt" style:font-size-complex="12pt"/>
    </style:style>
    <style:style style:name="P52" style:family="paragraph" style:parent-style-name="Text_20_body">
      <style:paragraph-properties fo:line-height="115%"/>
      <style:text-properties style:font-name="Liberation Serif" fo:font-size="12pt" officeooo:paragraph-rsid="00f580d2" fo:background-color="transparent" style:font-size-asian="12pt" style:font-size-complex="12pt"/>
    </style:style>
    <style:style style:name="P53" style:family="paragraph" style:parent-style-name="Text_20_body">
      <style:text-properties style:font-name="Liberation Serif" officeooo:rsid="00cb3b85" officeooo:paragraph-rsid="00cb5d82"/>
    </style:style>
    <style:style style:name="P54" style:family="paragraph" style:parent-style-name="Title">
      <style:text-properties style:font-name="Liberation Serif"/>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34076" style:font-style-asian="italic" style:font-style-complex="italic"/>
    </style:style>
    <style:style style:name="T5" style:family="text">
      <style:text-properties fo:font-style="italic" officeooo:rsid="004291c3" style:font-style-asian="italic" style:font-style-complex="italic"/>
    </style:style>
    <style:style style:name="T6" style:family="text">
      <style:text-properties fo:font-style="italic" officeooo:rsid="004981b4" style:font-style-asian="italic" style:font-style-complex="italic"/>
    </style:style>
    <style:style style:name="T7" style:family="text">
      <style:text-properties fo:font-style="italic" officeooo:rsid="0053bebe" style:font-style-asian="italic" style:font-style-complex="italic"/>
    </style:style>
    <style:style style:name="T8" style:family="text">
      <style:text-properties fo:font-style="italic" officeooo:rsid="0053c421" style:font-style-asian="italic" style:font-style-complex="italic"/>
    </style:style>
    <style:style style:name="T9" style:family="text">
      <style:text-properties fo:font-style="italic" officeooo:rsid="004b8f5b" style:font-style-asian="italic" style:font-style-complex="italic"/>
    </style:style>
    <style:style style:name="T10" style:family="text">
      <style:text-properties fo:font-style="italic" officeooo:rsid="00587f37" style:font-style-asian="italic" style:font-style-complex="italic"/>
    </style:style>
    <style:style style:name="T11" style:family="text">
      <style:text-properties fo:font-style="italic" officeooo:rsid="0058de47" style:font-style-asian="italic" style:font-style-complex="italic"/>
    </style:style>
    <style:style style:name="T12" style:family="text">
      <style:text-properties fo:font-style="italic" officeooo:rsid="005aea62" style:font-style-asian="italic" style:font-style-complex="italic"/>
    </style:style>
    <style:style style:name="T13" style:family="text">
      <style:text-properties fo:font-style="italic" officeooo:rsid="009188d0" style:font-style-asian="italic" style:font-style-complex="italic"/>
    </style:style>
    <style:style style:name="T14" style:family="text">
      <style:text-properties fo:font-style="italic" officeooo:rsid="00a3cb13" style:font-style-asian="italic" style:font-style-complex="italic"/>
    </style:style>
    <style:style style:name="T15" style:family="text">
      <style:text-properties fo:font-style="italic" officeooo:rsid="0045cdbe" style:font-style-asian="italic" style:font-style-complex="italic"/>
    </style:style>
    <style:style style:name="T16" style:family="text">
      <style:text-properties fo:font-style="italic" officeooo:rsid="00f0708e" style:font-style-asian="italic" style:font-style-complex="italic"/>
    </style:style>
    <style:style style:name="T17" style:family="text">
      <style:text-properties fo:font-style="italic" officeooo:rsid="00f12645" style:font-style-asian="italic" style:font-style-complex="italic"/>
    </style:style>
    <style:style style:name="T18" style:family="text">
      <style:text-properties fo:font-style="italic" officeooo:rsid="00f75091" style:font-style-asian="italic" style:font-style-complex="italic"/>
    </style:style>
    <style:style style:name="T19" style:family="text">
      <style:text-properties fo:font-style="italic" officeooo:rsid="010b3879" style:font-style-asian="italic" style:font-style-complex="italic"/>
    </style:style>
    <style:style style:name="T20" style:family="text">
      <style:text-properties fo:font-style="italic" officeooo:rsid="00934b1c" style:font-style-asian="italic" style:font-style-complex="italic"/>
    </style:style>
    <style:style style:name="T21" style:family="text">
      <style:text-properties fo:font-style="italic" officeooo:rsid="0115549c" style:font-style-asian="italic" style:font-style-complex="italic"/>
    </style:style>
    <style:style style:name="T22" style:family="text">
      <style:text-properties fo:font-style="italic" officeooo:rsid="00ae322b" style:font-style-asian="italic" style:font-style-complex="italic"/>
    </style:style>
    <style:style style:name="T23" style:family="text">
      <style:text-properties fo:font-style="italic" officeooo:rsid="0117e735"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officeooo:rsid="004291c3" fo:background-color="transparent" loext:char-shading-value="0" style:font-style-asian="italic" style:font-style-complex="italic"/>
    </style:style>
    <style:style style:name="T27" style:family="text">
      <style:text-properties fo:font-style="italic" officeooo:rsid="007a1abd" fo:background-color="transparent" loext:char-shading-value="0" style:font-style-asian="italic" style:font-style-complex="italic"/>
    </style:style>
    <style:style style:name="T28" style:family="text">
      <style:text-properties fo:font-style="italic" officeooo:rsid="00934b1c" fo:background-color="transparent" loext:char-shading-value="0" style:font-style-asian="italic" style:font-style-complex="italic"/>
    </style:style>
    <style:style style:name="T29" style:family="text">
      <style:text-properties fo:font-style="italic" officeooo:rsid="00976867" fo:background-color="transparent" loext:char-shading-value="0" style:font-style-asian="italic" style:font-style-complex="italic"/>
    </style:style>
    <style:style style:name="T30" style:family="text">
      <style:text-properties fo:font-style="italic" officeooo:rsid="009accb1" fo:background-color="transparent" loext:char-shading-value="0" style:font-style-asian="italic" style:font-style-complex="italic"/>
    </style:style>
    <style:style style:name="T31" style:family="text">
      <style:text-properties fo:font-style="italic" officeooo:rsid="00a6066c" fo:background-color="transparent" loext:char-shading-value="0" style:font-style-asian="italic" style:font-style-complex="italic"/>
    </style:style>
    <style:style style:name="T32" style:family="text">
      <style:text-properties fo:font-style="italic" officeooo:rsid="00a6066c" fo:background-color="transparent" loext:char-shading-value="0" style:font-style-asian="italic" style:font-style-complex="italic"/>
    </style:style>
    <style:style style:name="T33" style:family="text">
      <style:text-properties fo:font-style="italic" officeooo:rsid="00a805f7" fo:background-color="transparent" loext:char-shading-value="0" style:font-style-asian="italic" style:font-style-complex="italic"/>
    </style:style>
    <style:style style:name="T34" style:family="text">
      <style:text-properties fo:font-style="italic" officeooo:rsid="009b815c" fo:background-color="transparent" loext:char-shading-value="0" style:font-style-asian="italic" style:font-style-complex="italic"/>
    </style:style>
    <style:style style:name="T35" style:family="text">
      <style:text-properties fo:font-style="italic" officeooo:rsid="00a8e8d5" fo:background-color="transparent" loext:char-shading-value="0" style:font-style-asian="italic" style:font-style-complex="italic"/>
    </style:style>
    <style:style style:name="T36" style:family="text">
      <style:text-properties fo:font-style="italic" officeooo:rsid="00aae705" fo:background-color="transparent" loext:char-shading-value="0" style:font-style-asian="italic" style:font-style-complex="italic"/>
    </style:style>
    <style:style style:name="T37" style:family="text">
      <style:text-properties fo:font-style="italic" officeooo:rsid="00c58546" fo:background-color="transparent" loext:char-shading-value="0" style:font-style-asian="italic" style:font-style-complex="italic"/>
    </style:style>
    <style:style style:name="T38" style:family="text">
      <style:text-properties fo:font-style="italic" officeooo:rsid="0045cdbe" fo:background-color="transparent" loext:char-shading-value="0" style:font-style-asian="italic" style:font-style-complex="italic"/>
    </style:style>
    <style:style style:name="T39" style:family="text">
      <style:text-properties fo:font-style="italic" officeooo:rsid="0045cdbe" fo:background-color="transparent" loext:char-shading-value="0" style:font-style-asian="italic" style:font-style-complex="italic"/>
    </style:style>
    <style:style style:name="T40" style:family="text">
      <style:text-properties fo:font-style="italic" fo:background-color="transparent" loext:char-shading-value="0" style:font-style-asian="italic" style:font-style-complex="italic"/>
    </style:style>
    <style:style style:name="T41" style:family="text">
      <style:text-properties fo:font-style="italic" officeooo:rsid="009188d0" fo:background-color="transparent" loext:char-shading-value="0" style:font-style-asian="italic" style:font-style-complex="italic"/>
    </style:style>
    <style:style style:name="T42" style:family="text">
      <style:text-properties fo:font-style="italic" fo:font-weight="normal" officeooo:rsid="0043cce4" fo:background-color="transparent" loext:char-shading-value="0" style:font-style-asian="italic" style:font-weight-asian="normal" style:font-style-complex="italic" style:font-weight-complex="normal"/>
    </style:style>
    <style:style style:name="T43" style:family="text">
      <style:text-properties fo:font-style="italic" fo:font-weight="normal" officeooo:rsid="0043cce4" style:font-style-asian="italic" style:font-weight-asian="normal" style:font-style-complex="italic" style:font-weight-complex="normal"/>
    </style:style>
    <style:style style:name="T44" style:family="text">
      <style:text-properties fo:font-style="italic" fo:font-weight="normal" officeooo:rsid="00809410" style:font-style-asian="italic" style:font-weight-asian="normal" style:font-style-complex="italic" style:font-weight-complex="normal"/>
    </style:style>
    <style:style style:name="T45" style:family="text">
      <style:text-properties officeooo:rsid="001f017b"/>
    </style:style>
    <style:style style:name="T46" style:family="text">
      <style:text-properties officeooo:rsid="0020ac8e"/>
    </style:style>
    <style:style style:name="T47" style:family="text">
      <style:text-properties officeooo:rsid="00217284"/>
    </style:style>
    <style:style style:name="T48" style:family="text">
      <style:text-properties officeooo:rsid="00234076"/>
    </style:style>
    <style:style style:name="T49" style:family="text">
      <style:text-properties officeooo:rsid="00251f56"/>
    </style:style>
    <style:style style:name="T50" style:family="text">
      <style:text-properties officeooo:rsid="00273eed"/>
    </style:style>
    <style:style style:name="T51" style:family="text">
      <style:text-properties officeooo:rsid="0027c5ef"/>
    </style:style>
    <style:style style:name="T52" style:family="text">
      <style:text-properties officeooo:rsid="0028bf8f"/>
    </style:style>
    <style:style style:name="T53" style:family="text">
      <style:text-properties officeooo:rsid="00366a7f"/>
    </style:style>
    <style:style style:name="T54" style:family="text">
      <style:text-properties officeooo:rsid="0036f6dd"/>
    </style:style>
    <style:style style:name="T55" style:family="text">
      <style:text-properties officeooo:rsid="0040b256"/>
    </style:style>
    <style:style style:name="T56" style:family="text">
      <style:text-properties officeooo:rsid="00417cf4"/>
    </style:style>
    <style:style style:name="T57" style:family="text">
      <style:text-properties officeooo:rsid="0011a577"/>
    </style:style>
    <style:style style:name="T58" style:family="text">
      <style:text-properties officeooo:rsid="00c40ed0" fo:background-color="#ff0000" loext:char-shading-value="0"/>
    </style:style>
    <style:style style:name="T59" style:family="text">
      <style:text-properties officeooo:rsid="009188d0" fo:background-color="#ff0000" loext:char-shading-value="0"/>
    </style:style>
    <style:style style:name="T60" style:family="text">
      <style:text-properties officeooo:rsid="00934b1c" fo:background-color="#ff0000" loext:char-shading-value="0"/>
    </style:style>
    <style:style style:name="T61" style:family="text">
      <style:text-properties officeooo:rsid="00a6066c" fo:background-color="#ff0000" loext:char-shading-value="0"/>
    </style:style>
    <style:style style:name="T62" style:family="text">
      <style:text-properties officeooo:rsid="00adffc8" fo:background-color="#ff0000" loext:char-shading-value="0"/>
    </style:style>
    <style:style style:name="T63" style:family="text">
      <style:text-properties officeooo:rsid="00ae322b" fo:background-color="#ff0000" loext:char-shading-value="0"/>
    </style:style>
    <style:style style:name="T64" style:family="text">
      <style:text-properties officeooo:rsid="01210038" fo:background-color="#ff0000" loext:char-shading-value="0"/>
    </style:style>
    <style:style style:name="T65" style:family="text">
      <style:text-properties officeooo:rsid="004291c3"/>
    </style:style>
    <style:style style:name="T66" style:family="text">
      <style:text-properties fo:background-color="transparent" loext:char-shading-value="0"/>
    </style:style>
    <style:style style:name="T67" style:family="text">
      <style:text-properties officeooo:rsid="0011a577" fo:background-color="transparent" loext:char-shading-value="0"/>
    </style:style>
    <style:style style:name="T68" style:family="text">
      <style:text-properties officeooo:rsid="004291c3" fo:background-color="transparent" loext:char-shading-value="0"/>
    </style:style>
    <style:style style:name="T69" style:family="text">
      <style:text-properties officeooo:rsid="001b3974" fo:background-color="transparent" loext:char-shading-value="0"/>
    </style:style>
    <style:style style:name="T70" style:family="text">
      <style:text-properties officeooo:rsid="0054bedd" fo:background-color="transparent" loext:char-shading-value="0"/>
    </style:style>
    <style:style style:name="T71" style:family="text">
      <style:text-properties officeooo:rsid="00561fa5" fo:background-color="transparent" loext:char-shading-value="0"/>
    </style:style>
    <style:style style:name="T72" style:family="text">
      <style:text-properties officeooo:rsid="006b06db" fo:background-color="transparent" loext:char-shading-value="0"/>
    </style:style>
    <style:style style:name="T73" style:family="text">
      <style:text-properties officeooo:rsid="006d9725" fo:background-color="transparent" loext:char-shading-value="0"/>
    </style:style>
    <style:style style:name="T74" style:family="text">
      <style:text-properties officeooo:rsid="006ee7cf" fo:background-color="transparent" loext:char-shading-value="0"/>
    </style:style>
    <style:style style:name="T75" style:family="text">
      <style:text-properties officeooo:rsid="0040b256" fo:background-color="transparent" loext:char-shading-value="0"/>
    </style:style>
    <style:style style:name="T76" style:family="text">
      <style:text-properties officeooo:rsid="006ffd47" fo:background-color="transparent" loext:char-shading-value="0"/>
    </style:style>
    <style:style style:name="T77" style:family="text">
      <style:text-properties officeooo:rsid="00417cf4" fo:background-color="transparent" loext:char-shading-value="0"/>
    </style:style>
    <style:style style:name="T78" style:family="text">
      <style:text-properties officeooo:rsid="007f4911" fo:background-color="transparent" loext:char-shading-value="0"/>
    </style:style>
    <style:style style:name="T79" style:family="text">
      <style:text-properties officeooo:rsid="009accb1" fo:background-color="transparent" loext:char-shading-value="0"/>
    </style:style>
    <style:style style:name="T80" style:family="text">
      <style:text-properties officeooo:rsid="009b815c" fo:background-color="transparent" loext:char-shading-value="0"/>
    </style:style>
    <style:style style:name="T81" style:family="text">
      <style:text-properties officeooo:rsid="0092fe07" fo:background-color="transparent" loext:char-shading-value="0"/>
    </style:style>
    <style:style style:name="T82" style:family="text">
      <style:text-properties officeooo:rsid="0098bfe6" fo:background-color="transparent" loext:char-shading-value="0"/>
    </style:style>
    <style:style style:name="T83" style:family="text">
      <style:text-properties officeooo:rsid="00934b1c" fo:background-color="transparent" loext:char-shading-value="0"/>
    </style:style>
    <style:style style:name="T84" style:family="text">
      <style:text-properties officeooo:rsid="00934b1c" fo:background-color="transparent" loext:char-shading-value="0"/>
    </style:style>
    <style:style style:name="T85" style:family="text">
      <style:text-properties officeooo:rsid="00a3cb13" fo:background-color="transparent" loext:char-shading-value="0"/>
    </style:style>
    <style:style style:name="T86" style:family="text">
      <style:text-properties officeooo:rsid="00976867" fo:background-color="transparent" loext:char-shading-value="0"/>
    </style:style>
    <style:style style:name="T87" style:family="text">
      <style:text-properties officeooo:rsid="0095f751" fo:background-color="transparent" loext:char-shading-value="0"/>
    </style:style>
    <style:style style:name="T88" style:family="text">
      <style:text-properties officeooo:rsid="0095f751" fo:background-color="transparent" loext:char-shading-value="0"/>
    </style:style>
    <style:style style:name="T89" style:family="text">
      <style:text-properties officeooo:rsid="00a6066c" fo:background-color="transparent" loext:char-shading-value="0"/>
    </style:style>
    <style:style style:name="T90" style:family="text">
      <style:text-properties officeooo:rsid="00a6066c" fo:background-color="transparent" loext:char-shading-value="0"/>
    </style:style>
    <style:style style:name="T91" style:family="text">
      <style:text-properties officeooo:rsid="00a805f7" fo:background-color="transparent" loext:char-shading-value="0"/>
    </style:style>
    <style:style style:name="T92" style:family="text">
      <style:text-properties officeooo:rsid="00a8e8d5" fo:background-color="transparent" loext:char-shading-value="0"/>
    </style:style>
    <style:style style:name="T93" style:family="text">
      <style:text-properties officeooo:rsid="00aae705" fo:background-color="transparent" loext:char-shading-value="0"/>
    </style:style>
    <style:style style:name="T94" style:family="text">
      <style:text-properties officeooo:rsid="005d5d22" fo:background-color="transparent" loext:char-shading-value="0"/>
    </style:style>
    <style:style style:name="T95" style:family="text">
      <style:text-properties officeooo:rsid="00ae6251" fo:background-color="transparent" loext:char-shading-value="0"/>
    </style:style>
    <style:style style:name="T96" style:family="text">
      <style:text-properties officeooo:rsid="0050a218" fo:background-color="transparent" loext:char-shading-value="0"/>
    </style:style>
    <style:style style:name="T97" style:family="text">
      <style:text-properties officeooo:rsid="00c40ed0" fo:background-color="transparent" loext:char-shading-value="0"/>
    </style:style>
    <style:style style:name="T98" style:family="text">
      <style:text-properties officeooo:rsid="00c58546" fo:background-color="transparent" loext:char-shading-value="0"/>
    </style:style>
    <style:style style:name="T99" style:family="text">
      <style:text-properties officeooo:rsid="00c58f53" fo:background-color="transparent" loext:char-shading-value="0"/>
    </style:style>
    <style:style style:name="T100" style:family="text">
      <style:text-properties officeooo:rsid="00d85ffd" fo:background-color="transparent" loext:char-shading-value="0"/>
    </style:style>
    <style:style style:name="T101" style:family="text">
      <style:text-properties officeooo:rsid="00e0d4f3" fo:background-color="transparent" loext:char-shading-value="0"/>
    </style:style>
    <style:style style:name="T102" style:family="text">
      <style:text-properties officeooo:rsid="01038bb8" fo:background-color="transparent" loext:char-shading-value="0"/>
    </style:style>
    <style:style style:name="T103" style:family="text">
      <style:text-properties officeooo:rsid="007c02a8" fo:background-color="transparent" loext:char-shading-value="0"/>
    </style:style>
    <style:style style:name="T104" style:family="text">
      <style:text-properties officeooo:rsid="00af1932" fo:background-color="transparent" loext:char-shading-value="0"/>
    </style:style>
    <style:style style:name="T105" style:family="text">
      <style:text-properties officeooo:rsid="010ce912" fo:background-color="transparent" loext:char-shading-value="0"/>
    </style:style>
    <style:style style:name="T106" style:family="text">
      <style:text-properties officeooo:rsid="010d3ba3" fo:background-color="transparent" loext:char-shading-value="0"/>
    </style:style>
    <style:style style:name="T107" style:family="text">
      <style:text-properties officeooo:rsid="010e601f" fo:background-color="transparent" loext:char-shading-value="0"/>
    </style:style>
    <style:style style:name="T108" style:family="text">
      <style:text-properties officeooo:rsid="010e8031" fo:background-color="transparent" loext:char-shading-value="0"/>
    </style:style>
    <style:style style:name="T109" style:family="text">
      <style:text-properties fo:background-color="transparent" loext:char-shading-value="0"/>
    </style:style>
    <style:style style:name="T110" style:family="text">
      <style:text-properties officeooo:rsid="00ac0266" fo:background-color="transparent" loext:char-shading-value="0"/>
    </style:style>
    <style:style style:name="T111" style:family="text">
      <style:text-properties officeooo:rsid="00add76e" fo:background-color="transparent" loext:char-shading-value="0"/>
    </style:style>
    <style:style style:name="T112" style:family="text">
      <style:text-properties officeooo:rsid="01135df2" fo:background-color="transparent" loext:char-shading-value="0"/>
    </style:style>
    <style:style style:name="T113" style:family="text">
      <style:text-properties officeooo:rsid="0115549c" fo:background-color="transparent" loext:char-shading-value="0"/>
    </style:style>
    <style:style style:name="T114" style:family="text">
      <style:text-properties officeooo:rsid="00dc3908" fo:background-color="transparent" loext:char-shading-value="0"/>
    </style:style>
    <style:style style:name="T115" style:family="text">
      <style:text-properties officeooo:rsid="00dc3908" fo:background-color="transparent" loext:char-shading-value="0"/>
    </style:style>
    <style:style style:name="T116" style:family="text">
      <style:text-properties officeooo:rsid="00b995fb" fo:background-color="transparent" loext:char-shading-value="0"/>
    </style:style>
    <style:style style:name="T117" style:family="text">
      <style:text-properties officeooo:rsid="00b995fb" fo:background-color="transparent" loext:char-shading-value="0"/>
    </style:style>
    <style:style style:name="T118" style:family="text">
      <style:text-properties officeooo:rsid="010ac168" fo:background-color="transparent" loext:char-shading-value="0"/>
    </style:style>
    <style:style style:name="T119" style:family="text">
      <style:text-properties officeooo:rsid="010ac168" fo:background-color="transparent" loext:char-shading-value="0"/>
    </style:style>
    <style:style style:name="T120" style:family="text">
      <style:text-properties officeooo:rsid="009188d0" fo:background-color="transparent" loext:char-shading-value="0"/>
    </style:style>
    <style:style style:name="T121" style:family="text">
      <style:text-properties officeooo:rsid="009188d0" fo:background-color="transparent" loext:char-shading-value="0"/>
    </style:style>
    <style:style style:name="T122" style:family="text">
      <style:text-properties officeooo:rsid="01210038" fo:background-color="transparent" loext:char-shading-value="0"/>
    </style:style>
    <style:style style:name="T123" style:family="text">
      <style:text-properties officeooo:rsid="01210038" fo:background-color="transparent" loext:char-shading-value="0"/>
    </style:style>
    <style:style style:name="T124" style:family="text">
      <style:text-properties officeooo:rsid="0043cce4"/>
    </style:style>
    <style:style style:name="T125" style:family="text">
      <style:text-properties fo:font-weight="normal" style:font-weight-asian="normal" style:font-weight-complex="normal"/>
    </style:style>
    <style:style style:name="T126" style:family="text">
      <style:text-properties fo:font-weight="normal" officeooo:rsid="0043cce4" style:font-weight-asian="normal" style:font-weight-complex="normal"/>
    </style:style>
    <style:style style:name="T127" style:family="text">
      <style:text-properties fo:font-weight="normal" officeooo:rsid="00465c9f" style:font-weight-asian="normal" style:font-weight-complex="normal"/>
    </style:style>
    <style:style style:name="T128" style:family="text">
      <style:text-properties fo:font-weight="normal" officeooo:rsid="0047c27b" style:font-weight-asian="normal" style:font-weight-complex="normal"/>
    </style:style>
    <style:style style:name="T129" style:family="text">
      <style:text-properties fo:font-weight="normal" officeooo:rsid="0011a577" style:font-weight-asian="normal" style:font-weight-complex="normal"/>
    </style:style>
    <style:style style:name="T130" style:family="text">
      <style:text-properties fo:font-weight="normal" officeooo:rsid="0073082c" style:font-weight-asian="normal" style:font-weight-complex="normal"/>
    </style:style>
    <style:style style:name="T131" style:family="text">
      <style:text-properties fo:font-weight="normal" officeooo:rsid="00809410" style:font-weight-asian="normal" style:font-weight-complex="normal"/>
    </style:style>
    <style:style style:name="T132" style:family="text">
      <style:text-properties fo:font-weight="normal" officeooo:rsid="00b4640a" style:font-weight-asian="normal" style:font-weight-complex="normal"/>
    </style:style>
    <style:style style:name="T133" style:family="text">
      <style:text-properties fo:font-weight="normal" officeooo:rsid="00c870c0" style:font-weight-asian="normal" style:font-weight-complex="normal"/>
    </style:style>
    <style:style style:name="T134" style:family="text">
      <style:text-properties fo:font-weight="normal" officeooo:rsid="00df34a9" style:font-weight-asian="normal" style:font-weight-complex="normal"/>
    </style:style>
    <style:style style:name="T135" style:family="text">
      <style:text-properties fo:font-weight="normal" officeooo:rsid="0043cce4" fo:background-color="transparent" loext:char-shading-value="0" style:font-weight-asian="normal" style:font-weight-complex="normal"/>
    </style:style>
    <style:style style:name="T136" style:family="text">
      <style:text-properties fo:font-weight="normal" officeooo:rsid="00809410" fo:background-color="transparent" loext:char-shading-value="0" style:font-weight-asian="normal" style:font-weight-complex="normal"/>
    </style:style>
    <style:style style:name="T137" style:family="text">
      <style:text-properties fo:font-weight="normal" officeooo:rsid="00811ef0" fo:background-color="transparent" loext:char-shading-value="0" style:font-weight-asian="normal" style:font-weight-complex="normal"/>
    </style:style>
    <style:style style:name="T138" style:family="text">
      <style:text-properties officeooo:rsid="004545b0"/>
    </style:style>
    <style:style style:name="T139" style:family="text">
      <style:text-properties officeooo:rsid="00465c9f"/>
    </style:style>
    <style:style style:name="T140" style:family="text">
      <style:text-properties officeooo:rsid="0047c27b"/>
    </style:style>
    <style:style style:name="T141" style:family="text">
      <style:text-properties officeooo:rsid="004981b4"/>
    </style:style>
    <style:style style:name="T142" style:family="text">
      <style:text-properties officeooo:rsid="004b8ce0"/>
    </style:style>
    <style:style style:name="T143" style:family="text">
      <style:text-properties officeooo:rsid="004b8f5b"/>
    </style:style>
    <style:style style:name="T144" style:family="text">
      <style:text-properties officeooo:rsid="0051f3b2"/>
    </style:style>
    <style:style style:name="T145" style:family="text">
      <style:text-properties officeooo:rsid="0053bebe"/>
    </style:style>
    <style:style style:name="T146" style:family="text">
      <style:text-properties officeooo:rsid="0053c421"/>
    </style:style>
    <style:style style:name="T147" style:family="text">
      <style:text-properties officeooo:rsid="00561fa5"/>
    </style:style>
    <style:style style:name="T148" style:family="text">
      <style:text-properties fo:font-style="normal" style:font-style-asian="normal" style:font-style-complex="normal"/>
    </style:style>
    <style:style style:name="T149" style:family="text">
      <style:text-properties fo:font-style="normal" officeooo:rsid="004b8f5b" style:font-style-asian="normal" style:font-style-complex="normal"/>
    </style:style>
    <style:style style:name="T150" style:family="text">
      <style:text-properties fo:font-style="normal" officeooo:rsid="00587f37" style:font-style-asian="normal" style:font-style-complex="normal"/>
    </style:style>
    <style:style style:name="T151" style:family="text">
      <style:text-properties fo:font-style="normal" officeooo:rsid="005aea62" style:font-style-asian="normal" style:font-style-complex="normal"/>
    </style:style>
    <style:style style:name="T152" style:family="text">
      <style:text-properties fo:font-style="normal" officeooo:rsid="0060400f" style:font-style-asian="normal" style:font-style-complex="normal"/>
    </style:style>
    <style:style style:name="T153" style:family="text">
      <style:text-properties fo:font-style="normal" officeooo:rsid="010276f2" style:font-style-asian="normal" style:font-style-complex="normal"/>
    </style:style>
    <style:style style:name="T154" style:family="text">
      <style:text-properties fo:font-style="normal" fo:font-weight="normal" officeooo:rsid="00809410" fo:background-color="transparent" loext:char-shading-value="0" style:font-style-asian="normal" style:font-weight-asian="normal" style:font-style-complex="normal" style:font-weight-complex="normal"/>
    </style:style>
    <style:style style:name="T155" style:family="text">
      <style:text-properties fo:font-style="normal" fo:font-weight="normal" officeooo:rsid="0011a577" fo:background-color="transparent" loext:char-shading-value="0" style:font-style-asian="normal" style:font-weight-asian="normal" style:font-style-complex="normal" style:font-weight-complex="normal"/>
    </style:style>
    <style:style style:name="T156" style:family="text">
      <style:text-properties fo:font-style="normal" officeooo:rsid="009accb1" fo:background-color="transparent" loext:char-shading-value="0" style:font-style-asian="normal" style:font-style-complex="normal"/>
    </style:style>
    <style:style style:name="T157" style:family="text">
      <style:text-properties officeooo:rsid="00587f37"/>
    </style:style>
    <style:style style:name="T158" style:family="text">
      <style:text-properties officeooo:rsid="0058de47"/>
    </style:style>
    <style:style style:name="T159" style:family="text">
      <style:text-properties officeooo:rsid="005aea62"/>
    </style:style>
    <style:style style:name="T160" style:family="text">
      <style:text-properties officeooo:rsid="005d5d22"/>
    </style:style>
    <style:style style:name="T161" style:family="text">
      <style:text-properties officeooo:rsid="0063953b"/>
    </style:style>
    <style:style style:name="T162" style:family="text">
      <style:text-properties officeooo:rsid="0068200f"/>
    </style:style>
    <style:style style:name="T163" style:family="text">
      <style:text-properties officeooo:rsid="006b06db"/>
    </style:style>
    <style:style style:name="T164" style:family="text">
      <style:text-properties officeooo:rsid="006cf677"/>
    </style:style>
    <style:style style:name="T165" style:family="text">
      <style:text-properties officeooo:rsid="006d8f1d"/>
    </style:style>
    <style:style style:name="T166" style:family="text">
      <style:text-properties officeooo:rsid="006d9725"/>
    </style:style>
    <style:style style:name="T167" style:family="text">
      <style:text-properties officeooo:rsid="006e948c"/>
    </style:style>
    <style:style style:name="T168" style:family="text">
      <style:text-properties officeooo:rsid="006ee7cf"/>
    </style:style>
    <style:style style:name="T169" style:family="text">
      <style:text-properties officeooo:rsid="006ffd47"/>
    </style:style>
    <style:style style:name="T170" style:family="text">
      <style:text-properties officeooo:rsid="0071a71b"/>
    </style:style>
    <style:style style:name="T171" style:family="text">
      <style:text-properties officeooo:rsid="0074c4ba"/>
    </style:style>
    <style:style style:name="T172" style:family="text">
      <style:text-properties officeooo:rsid="00773d8a"/>
    </style:style>
    <style:style style:name="T173" style:family="text">
      <style:text-properties officeooo:rsid="00793c32"/>
    </style:style>
    <style:style style:name="T174" style:family="text">
      <style:text-properties officeooo:rsid="007a1abd"/>
    </style:style>
    <style:style style:name="T175" style:family="text">
      <style:text-properties officeooo:rsid="007c02a8"/>
    </style:style>
    <style:style style:name="T176" style:family="text">
      <style:text-properties officeooo:rsid="00b995fb" fo:background-color="#ff4000" loext:char-shading-value="0"/>
    </style:style>
    <style:style style:name="T177" style:family="text">
      <style:text-properties officeooo:rsid="00af1932" fo:background-color="#ff4000" loext:char-shading-value="0"/>
    </style:style>
    <style:style style:name="T178" style:family="text">
      <style:text-properties officeooo:rsid="00809410"/>
    </style:style>
    <style:style style:name="T179" style:family="text">
      <style:text-properties officeooo:rsid="0081463d"/>
    </style:style>
    <style:style style:name="T180" style:family="text">
      <style:text-properties officeooo:rsid="00832758"/>
    </style:style>
    <style:style style:name="T181" style:family="text">
      <style:text-properties officeooo:rsid="008c32b2"/>
    </style:style>
    <style:style style:name="T182" style:family="text">
      <style:text-properties officeooo:rsid="008e203d"/>
    </style:style>
    <style:style style:name="T183" style:family="text">
      <style:text-properties officeooo:rsid="009188d0"/>
    </style:style>
    <style:style style:name="T184" style:family="text">
      <style:text-properties officeooo:rsid="00934b1c"/>
    </style:style>
    <style:style style:name="T185" style:family="text">
      <style:text-properties officeooo:rsid="0095f751"/>
    </style:style>
    <style:style style:name="T186" style:family="text">
      <style:text-properties officeooo:rsid="0098dd2b"/>
    </style:style>
    <style:style style:name="T187" style:family="text">
      <style:text-properties officeooo:rsid="009accb1"/>
    </style:style>
    <style:style style:name="T188" style:family="text">
      <style:text-properties officeooo:rsid="009b815c"/>
    </style:style>
    <style:style style:name="T189" style:family="text">
      <style:text-properties officeooo:rsid="00a121c9"/>
    </style:style>
    <style:style style:name="T190" style:family="text">
      <style:text-properties officeooo:rsid="00a3cb13"/>
    </style:style>
    <style:style style:name="T191" style:family="text">
      <style:text-properties officeooo:rsid="00a6066c"/>
    </style:style>
    <style:style style:name="T192" style:family="text">
      <style:text-properties officeooo:rsid="00a62f67"/>
    </style:style>
    <style:style style:name="T193" style:family="text">
      <style:text-properties officeooo:rsid="00a805f7"/>
    </style:style>
    <style:style style:name="T194" style:family="text">
      <style:text-properties officeooo:rsid="00ac0266"/>
    </style:style>
    <style:style style:name="T195" style:family="text">
      <style:text-properties officeooo:rsid="00add76e"/>
    </style:style>
    <style:style style:name="T196" style:family="text">
      <style:text-properties officeooo:rsid="00adffc8"/>
    </style:style>
    <style:style style:name="T197" style:family="text">
      <style:text-properties officeooo:rsid="00adffc8"/>
    </style:style>
    <style:style style:name="T198" style:family="text">
      <style:text-properties officeooo:rsid="00ae322b"/>
    </style:style>
    <style:style style:name="T199" style:family="text">
      <style:text-properties officeooo:rsid="00ae322b"/>
    </style:style>
    <style:style style:name="T200" style:family="text">
      <style:text-properties officeooo:rsid="00ae6251"/>
    </style:style>
    <style:style style:name="T201" style:family="text">
      <style:text-properties officeooo:rsid="00af1932"/>
    </style:style>
    <style:style style:name="T202" style:family="text">
      <style:text-properties officeooo:rsid="00b1c083"/>
    </style:style>
    <style:style style:name="T203" style:family="text">
      <style:text-properties officeooo:rsid="00b48c7a"/>
    </style:style>
    <style:style style:name="T204" style:family="text">
      <style:text-properties officeooo:rsid="00b83cd4"/>
    </style:style>
    <style:style style:name="T205" style:family="text">
      <style:text-properties officeooo:rsid="00b995fb"/>
    </style:style>
    <style:style style:name="T206" style:family="text">
      <style:text-properties officeooo:rsid="00ba8f3a"/>
    </style:style>
    <style:style style:name="T207" style:family="text">
      <style:text-properties officeooo:rsid="00bb72b5"/>
    </style:style>
    <style:style style:name="T208" style:family="text">
      <style:text-properties officeooo:rsid="00bcb782"/>
    </style:style>
    <style:style style:name="T209" style:family="text">
      <style:text-properties officeooo:rsid="00bd02ba"/>
    </style:style>
    <style:style style:name="T210" style:family="text">
      <style:text-properties officeooo:rsid="00bffbe2"/>
    </style:style>
    <style:style style:name="T211" style:family="text">
      <style:text-properties officeooo:rsid="00c13158"/>
    </style:style>
    <style:style style:name="T212" style:family="text">
      <style:text-properties officeooo:rsid="00c1d132"/>
    </style:style>
    <style:style style:name="T213" style:family="text">
      <style:text-properties officeooo:rsid="00c2b4ae"/>
    </style:style>
    <style:style style:name="T214" style:family="text">
      <style:text-properties officeooo:rsid="00c58f53"/>
    </style:style>
    <style:style style:name="T215" style:family="text">
      <style:text-properties officeooo:rsid="00c76d27"/>
    </style:style>
    <style:style style:name="T216" style:family="text">
      <style:text-properties officeooo:rsid="00c90dcd"/>
    </style:style>
    <style:style style:name="T217" style:family="text">
      <style:text-properties officeooo:rsid="00cf0acf"/>
    </style:style>
    <style:style style:name="T218" style:family="text">
      <style:text-properties officeooo:rsid="00d0d7ff"/>
    </style:style>
    <style:style style:name="T219" style:family="text">
      <style:text-properties officeooo:rsid="00d46774"/>
    </style:style>
    <style:style style:name="T220" style:family="text">
      <style:text-properties officeooo:rsid="00d6639b"/>
    </style:style>
    <style:style style:name="T221" style:family="text">
      <style:text-properties officeooo:rsid="00dc3908"/>
    </style:style>
    <style:style style:name="T222" style:family="text">
      <style:text-properties officeooo:rsid="00dc7f34"/>
    </style:style>
    <style:style style:name="T223" style:family="text">
      <style:text-properties officeooo:rsid="00dd9785"/>
    </style:style>
    <style:style style:name="T224" style:family="text">
      <style:text-properties officeooo:rsid="00de9cb9"/>
    </style:style>
    <style:style style:name="T225" style:family="text">
      <style:text-properties officeooo:rsid="00debac2"/>
    </style:style>
    <style:style style:name="T226" style:family="text">
      <style:text-properties officeooo:rsid="00e0d4f3"/>
    </style:style>
    <style:style style:name="T227" style:family="text">
      <style:text-properties officeooo:rsid="00e288f5"/>
    </style:style>
    <style:style style:name="T228" style:family="text">
      <style:text-properties officeooo:rsid="00e419e3"/>
    </style:style>
    <style:style style:name="T229" style:family="text">
      <style:text-properties officeooo:rsid="00e4a9f4"/>
    </style:style>
    <style:style style:name="T230" style:family="text">
      <style:text-properties officeooo:rsid="00e687d5"/>
    </style:style>
    <style:style style:name="T231" style:family="text">
      <style:text-properties officeooo:rsid="00e7670c"/>
    </style:style>
    <style:style style:name="T232" style:family="text">
      <style:text-properties officeooo:rsid="00e957fc"/>
    </style:style>
    <style:style style:name="T233" style:family="text">
      <style:text-properties officeooo:rsid="00ebd832"/>
    </style:style>
    <style:style style:name="T234" style:family="text">
      <style:text-properties officeooo:rsid="00ecf09c"/>
    </style:style>
    <style:style style:name="T235" style:family="text">
      <style:text-properties officeooo:rsid="00eeca39"/>
    </style:style>
    <style:style style:name="T236" style:family="text">
      <style:text-properties officeooo:rsid="00efae3d"/>
    </style:style>
    <style:style style:name="T237" style:family="text">
      <style:text-properties officeooo:rsid="00efdecd"/>
    </style:style>
    <style:style style:name="T238" style:family="text">
      <style:text-properties officeooo:rsid="00f0708e"/>
    </style:style>
    <style:style style:name="T239" style:family="text">
      <style:text-properties officeooo:rsid="00f12645"/>
    </style:style>
    <style:style style:name="T240" style:family="text">
      <style:text-properties officeooo:rsid="00f20e14"/>
    </style:style>
    <style:style style:name="T241" style:family="text">
      <style:text-properties officeooo:rsid="00f580d2"/>
    </style:style>
    <style:style style:name="T242" style:family="text">
      <style:text-properties officeooo:rsid="00f75091"/>
    </style:style>
    <style:style style:name="T243" style:family="text">
      <style:text-properties officeooo:rsid="00f91876"/>
    </style:style>
    <style:style style:name="T244" style:family="text">
      <style:text-properties officeooo:rsid="01015f74"/>
    </style:style>
    <style:style style:name="T245" style:family="text">
      <style:text-properties officeooo:rsid="0108e698"/>
    </style:style>
    <style:style style:name="T246" style:family="text">
      <style:text-properties officeooo:rsid="010ac168"/>
    </style:style>
    <style:style style:name="T247" style:family="text">
      <style:text-properties officeooo:rsid="010b3879"/>
    </style:style>
    <style:style style:name="T248" style:family="text">
      <style:text-properties officeooo:rsid="010ce912"/>
    </style:style>
    <style:style style:name="T249" style:family="text">
      <style:text-properties officeooo:rsid="01135df2"/>
    </style:style>
    <style:style style:name="T250" style:family="text">
      <style:text-properties officeooo:rsid="0115549c"/>
    </style:style>
    <style:style style:name="T251" style:family="text">
      <style:text-properties officeooo:rsid="011622cc"/>
    </style:style>
    <style:style style:name="T252" style:family="text">
      <style:text-properties officeooo:rsid="0117e735"/>
    </style:style>
    <style:style style:name="T253" style:family="text">
      <style:text-properties officeooo:rsid="011809c0"/>
    </style:style>
    <style:style style:name="T254" style:family="text">
      <style:text-properties officeooo:rsid="0050a218"/>
    </style:style>
    <style:style style:name="T255" style:family="text">
      <style:text-properties officeooo:rsid="001752d2"/>
    </style:style>
    <style:style style:name="T256" style:family="text">
      <style:text-properties officeooo:rsid="011be088"/>
    </style:style>
    <style:style style:name="T257" style:family="text">
      <style:text-properties style:font-name="Liberation Sans"/>
    </style:style>
    <style:style style:name="T258" style:family="text">
      <style:text-properties style:font-name="Liberation Serif" fo:font-size="12pt" style:font-size-asian="12pt" style:font-size-complex="12pt"/>
    </style:style>
    <style:style style:name="T259" style:family="text">
      <style:text-properties style:font-name="Liberation Serif" fo:font-size="12pt" officeooo:rsid="0028c6aa" style:font-size-asian="12pt" style:font-size-complex="12pt"/>
    </style:style>
    <style:style style:name="T260" style:family="text">
      <style:text-properties style:font-name="Liberation Serif" fo:font-size="12pt" fo:font-style="italic" officeooo:rsid="0028c6aa" style:font-size-asian="12pt" style:font-size-complex="12pt"/>
    </style:style>
    <style:style style:name="T261" style:family="text">
      <style:text-properties style:font-name="Liberation Serif" fo:font-size="12pt" fo:font-style="italic" style:font-size-asian="12pt" style:font-style-asian="italic" style:font-size-complex="12pt"/>
    </style:style>
    <style:style style:name="T262" style:family="text">
      <style:text-properties officeooo:rsid="011e47b9"/>
    </style:style>
    <style:style style:name="T263" style:family="text">
      <style:text-properties officeooo:rsid="01209470"/>
    </style:style>
    <style:style style:name="T264" style:family="text">
      <style:text-properties officeooo:rsid="01210038"/>
    </style:style>
    <style:style style:name="T265" style:family="text">
      <style:text-properties officeooo:rsid="0123e93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T262">The Features and Adaptiveness of </text:span>Human <text:span text:style-name="T262">Social</text:span> Cognition, <text:span text:style-name="T262">and the </text:span><text:span text:style-name="T45">Epistemic Norms </text:span><text:span text:style-name="T262">implied </text:span><text:span text:style-name="T45">for </text:span>Individual</text:p>
      <text:p text:style-name="P53"/>
      <text:h text:style-name="P7" text:outline-level="1"><text:bookmark-start text:name="__RefHeading___Toc6067_573958772"/>Abstract<text:bookmark-end text:name="__RefHeading___Toc6067_573958772"/></text:h>
      <text:p text:style-name="P30">I begin this thesis by reviewing the facts about human social cognition and its most important features. Like many social and cultural animal species, humans outsource some of their cognition to other agents. But unlike other species, our social cognition is distinctive in its being deeply social― <text:s/>no individuals grasp the body of collective knowledge in its entirety, i.e. it is partially opaque to all― <text:s/>and cumulative, i.e. we build on top of each other’s knowledge. I then analyze the possible ways in which these distinctive features may have been adaptive for humans. I argue that it is precisely by tolerating partial ignorance that we were able to achieve a body of collective knowledge that exceeded the cognitive limits of individuals, i.e. what could be discovered, learned or processed by any individual. This, in turn, gave us the superior knowledge and technology that was our decisive competitive advantage. Lastly, I discuss the epistemic norms that these features of human social cognition and their adaptiveness may imply for individuals. I argue that there is a distinction to be made between what is adaptive ex post for the human species and what is adaptive ex ante for an individual, and that the former does not always imply the latter.</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4"><text:a xlink:type="simple" xlink:href="#__RefHeading___Toc6067_573958772" text:style-name="Index_20_Link" text:visited-style-name="Index_20_Link">Abstract<text:tab/>1</text:a></text:p>
          <text:p text:style-name="P4"><text:a xlink:type="simple" xlink:href="#__RefHeading___Toc6069_573958772" text:style-name="Index_20_Link" text:visited-style-name="Index_20_Link">Introduction<text:tab/>2</text:a></text:p>
          <text:p text:style-name="P4"><text:a xlink:type="simple" xlink:href="#__RefHeading___Toc6071_573958772" text:style-name="Index_20_Link" text:visited-style-name="Index_20_Link">1. The Features of Human Social Cognition<text:tab/>3</text:a></text:p>
          <text:p text:style-name="P5"><text:a xlink:type="simple" xlink:href="#__RefHeading___Toc6073_573958772" text:style-name="Index_20_Link" text:visited-style-name="Index_20_Link"><text:span text:style-name="T3">Deeply</text:span> Social Cognition<text:tab/>5</text:a></text:p>
          <text:p text:style-name="P5"><text:a xlink:type="simple" xlink:href="#__RefHeading___Toc6075_573958772" text:style-name="Index_20_Link" text:visited-style-name="Index_20_Link"><text:span text:style-name="T3">Cumulative</text:span> Cognition<text:tab/>6</text:a></text:p>
          <text:p text:style-name="P4"><text:a xlink:type="simple" xlink:href="#__RefHeading___Toc6077_573958772" text:style-name="Index_20_Link" text:visited-style-name="Index_20_Link">2. The Adaptiveness of these Features<text:tab/>7</text:a></text:p>
          <text:p text:style-name="P5"><text:a xlink:type="simple" xlink:href="#__RefHeading___Toc6079_573958772" text:style-name="Index_20_Link" text:visited-style-name="Index_20_Link">Anthropological evidence that humans thrived<text:tab/>8</text:a></text:p>
          <text:p text:style-name="P5"><text:a xlink:type="simple" xlink:href="#__RefHeading___Toc6081_573958772" text:style-name="Index_20_Link" text:visited-style-name="Index_20_Link"><text:span text:style-name="T3">Deeply</text:span> Social <text:span text:style-name="T3">Cumulative</text:span> Culture is adaptive<text:tab/>9</text:a></text:p>
          <text:p text:style-name="P4"><text:a xlink:type="simple" xlink:href="#__RefHeading___Toc6083_573958772" text:style-name="Index_20_Link" text:visited-style-name="Index_20_Link">3. The Implied Epistemic Norms for Individuals<text:tab/>13</text:a></text:p>
          <text:p text:style-name="P4"><text:a xlink:type="simple" xlink:href="#__RefHeading___Toc6085_573958772" text:style-name="Index_20_Link" text:visited-style-name="Index_20_Link">References<text:tab/>16</text:a></text:p>
          <text:p text:style-name="P4"><text:a xlink:type="simple" xlink:href="#__RefHeading___Toc6087_573958772" text:style-name="Index_20_Link" text:visited-style-name="Index_20_Link">Syllabus and Page Count<text:tab/>21</text:a></text:p>
        </text:index-body>
      </text:table-of-conten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8" text:outline-level="1"><text:bookmark-start text:name="__RefHeading___Toc6069_573958772"/><text:soft-page-break/>Introduc<text:span text:style-name="T144">tion</text:span><text:bookmark-end text:name="__RefHeading___Toc6069_573958772"/></text:h>
      <text:p text:style-name="P47"><text:span text:style-name="T144">We live in a complex world. </text:span><text:span text:style-name="T161">W</text:span><text:span text:style-name="T144">e would like to make </text:span><text:span text:style-name="T161">decisions </text:span><text:span text:style-name="T157">well-</text:span><text:span text:style-name="T144">informed </text:span><text:span text:style-name="T161">about t</text:span><text:span text:style-name="T157">his world </text:span><text:span text:style-name="T161">in ways relevant to whatever ends we may have.</text:span><text:span text:style-name="T157"> </text:span><text:span text:style-name="T144">Given the complexity of our world, the knowledge base required to make </text:span><text:span text:style-name="T157">such well-</text:span><text:span text:style-name="T144">informed decisions, in many </text:span><text:span text:style-name="T189">i</text:span><text:span text:style-name="T144">f not most </text:span><text:span text:style-name="T189">cases</text:span><text:span text:style-name="T144">, exceeds our individual </text:span><text:span text:style-name="T158">ability </text:span><text:span text:style-name="T144">to learn or process. It is an unavoidable feature of the human condition, and the condition of any living organism for that matter, that we are cognitively finite beings, navigating in an infinitely complex and comprehensive reality. To successfully achieve any </text:span><text:span text:style-name="T158">given end</text:span><text:span text:style-name="T144"> we set our minds to, we must acquire and grapple with a bare minimum of knowledge of this reality. This essential tension, between </text:span><text:span text:style-name="T145">the finite amount of </text:span><text:span text:style-name="T144">knowledge </text:span><text:span text:style-name="T145">that </text:span><text:span text:style-name="T144">each individual can personally learn, </text:span><text:span text:style-name="T146">a</text:span><text:span text:style-name="T145">nd the infinite amount of </text:span><text:span text:style-name="T144">knowledge </text:span><text:span text:style-name="T145">that </text:span><text:span text:style-name="T144">exists </text:span><text:span text:style-name="T145">and </text:span><text:span text:style-name="T144">can be learned, </text:span><text:span text:style-name="T145">implies that we cannot avoid being dependent on factors outside ourselves, at least to </text:span><text:span text:style-name="T7">some</text:span><text:span text:style-name="T145"> extent, for our knowledge.</text:span><text:span text:style-name="T145"><text:note text:id="ftn1" text:note-class="footnote"><text:note-citation>1</text:note-citation><text:note-body><text:p text:style-name="Footnote"><text:span text:style-name="T146"><text:s/>Of course, it is not necessary for us, given our goals, to learn </text:span><text:span text:style-name="T8">all</text:span><text:span text:style-name="T146"> the knowledge that exists. But it remains true that knowledge is power, and the ability to acquire and process more knowledge is decisively advantageous for whatever goals we may have, and </text:span><text:span text:style-name="T8">this</text:span><text:span text:style-name="T146"> implies more knowledge than we can individually handle. </text:span></text:p></text:note-body></text:note></text:span><text:span text:style-name="T145"> </text:span>It is by now well-established in the cognitive science <text:span text:style-name="T200">and psychology</text:span> literatures that humans are pervasively dependent on many external factors for our knowledge: we <text:span text:style-name="T3">outsource </text:span>much of our cognition to the external world. Many of our internal representations are very sparse in their content, and we 'revisit' the external world to 'reacquire' information for their further specification. </text:p>
      <text:p text:style-name="P47">For example, experiments have shown that humans outsource their <text:span text:style-name="T3">perceptual</text:span> representations to the physical environment. Our internal visual representations are actually very sparse, a<text:span text:style-name="T66">nd instead of storing detailed pictures in memory, we 'reacquire' visual information from the world on a need-to-need basis. We look again at the world for more detail on a given feature as we need it </text:span><text:span text:style-name="T70">(</text:span><text:span text:style-name="T66">Chater 2018, </text:span><text:span text:style-name="T67">Rayner 1998, Simons &amp; Chabris 1999</text:span><text:span text:style-name="T70">).</text:span><text:span text:style-name="T66"> In the same way, our beliefs tend to be very sparsely specified, and instead of storing detailed beliefs and their grounds in our memory, we tend to </text:span><text:span text:style-name="T25">reconstruct</text:span><text:span text:style-name="T66"> beliefs on a need-to-need basis, based off of cues from the external world </text:span><text:span text:style-name="T70">(</text:span><text:span text:style-name="T67">Evans 1982, Rieznik et al. 2017, Johansson et al. 2005, Hall et al. 2012</text:span><text:span text:style-name="T70">). </text:span><text:span text:style-name="T66">The same is true for our memories, which are sparse and extremely fallible. Memory retrieval is actually sensitive to the circumstances surrounding it, so that memories are not purely records of the past, but in part reflections of the present </text:span><text:span text:style-name="T70">(</text:span><text:span text:style-name="T67">Loftus 2003, Schacter 1996).</text:span><text:span text:style-name="T66"> Outsourced cognitive functions can be identified by the sparseness of their corresponding internal representations. The less information we possess internally that we use, the more of it must have been outsourced.</text:span><text:span text:style-name="T66"><text:note text:id="ftn2" text:note-class="footnote"><text:note-citation>2</text:note-citation><text:note-body><text:p text:style-name="Footnote"><text:span text:style-name="T50"><text:s/>I</text:span>n turn, the sparseness of these internal representations, and our dependence on the external world for their further specification, make them easily uprooted, or in Levy's words, shallow. Shallow beliefs explains why people can be so inconsistent, changing their minds radically over a short period of time. People's beliefs are mostly determined by cues from the external world, especially social cues. When the social cues change, so do their beliefs. One of Levy's main arguments in Bad Beliefs<text:span text:style-name="T147"> </text:span>is that shallow beliefs explain how so many seemingly rational people can hold <text:span text:style-name="T147">untrue</text:span> beliefs: they respond <text:span text:style-name="T147">rationally</text:span> to social cues, but the wrong cues― <text:s/><text:span text:style-name="T147">i.e. a case of </text:span>bad inputs.</text:p></text:note-body></text:note></text:span><text:span text:style-name="T69"> “</text:span><text:span text:style-name="T71">[O]</text:span><text:span text:style-name="T66">ur belief states are often much less rich and much less stable states than we would have guessed. While of <text:s/>course <text:s/>we <text:s/>have <text:s/>internal <text:s/>belief <text:s/>states, <text:s/>they <text:s/>are <text:s/>remarkably <text:s/>shallo</text:span>w. When we ask ourselves what we believe, we look as much to the world (especially the social world) to answer the question as to our own internal states.” <text:span text:style-name="T200">(</text:span><text:span text:style-name="T147">Levy </text:span><text:span text:style-name="T200">2021, 71)</text:span></text:p>
      <text:p text:style-name="P31">In this paper, I examine <text:span text:style-name="T143">a subset of </text:span>human<text:span text:style-name="T143"> </text:span><text:span text:style-name="T157">cognitive outsourcing</text:span><text:span text:style-name="T143">, </text:span>namely <text:span text:style-name="T157">our</text:span> outsourcing of <text:span text:style-name="T143">cognition to other </text:span><text:span text:style-name="T9">agents, </text:span><text:span text:style-name="T148">that is, s</text:span><text:span text:style-name="T149">oc</text:span><text:span text:style-name="T143">ial cognition. </text:span>I <text:span text:style-name="T157">begin by </text:span>review<text:span text:style-name="T157">ing</text:span> the most important facts and features of human social cognition, <text:span text:style-name="T157">as gleaned from various scientific literatures e.g. cognitive science, psychology, cultural evolution, anthropology. After describing the most important features of human social cognition, I an</text:span>alyze the ways in which they may have been adaptive. <text:span text:style-name="T148">That</text:span> <text:span text:style-name="T150">they</text:span><text:span text:style-name="T10"> </text:span><text:soft-page-break/><text:span text:style-name="T10">were</text:span> adaptive is beyond doubt: <text:span text:style-name="T157">H</text:span>umans outcompeted all other species through our superior knowledge and technology, so our epistemic strategy must have gotten <text:span text:style-name="T3">some </text:span>thing(s) right. But <text:span text:style-name="T3">precisely</text:span> <text:span text:style-name="T3">which</text:span> features of our epistemic strategy were adaptive, <text:span text:style-name="T157">and </text:span><text:span text:style-name="T10">how</text:span><text:span text:style-name="T157">, </text:span>is less clear. <text:span text:style-name="T158">In attempting to find this out, I </text:span><text:span text:style-name="T157">combine </text:span><text:span text:style-name="T244">my own conceptual analyses with </text:span><text:span text:style-name="T158">relevant </text:span><text:span text:style-name="T244">facts and</text:span><text:span text:style-name="T158"> explanations from </text:span><text:span text:style-name="T157">e</text:span>xisting scientific works. <text:span text:style-name="T157">Lastly, having described the features of human social cognition, and analyzed the potential ways in which they were adaptive, I </text:span><text:span text:style-name="T159">discuss</text:span><text:span text:style-name="T157"> </text:span><text:span text:style-name="T158">what all this practically implies for individuals who want to optimize their epistemic performance. </text:span><text:span text:style-name="T157">This ties back to </text:span><text:span text:style-name="T159">the </text:span><text:span text:style-name="T157">motivation </text:span><text:span text:style-name="T159">of all of us </text:span><text:span text:style-name="T157">to make well-informed decisions </text:span><text:span text:style-name="T158">relative to our goals. </text:span><text:span text:style-name="T159">Given that the described human epistemic strategy was adaptive for our</text:span><text:span text:style-name="T158"> </text:span><text:span text:style-name="T11">species, </text:span><text:span text:style-name="T151">what does this imply </text:span><text:span text:style-name="T153">by way of an</text:span><text:span text:style-name="T151"> epistemic strategy adaptive for us as </text:span><text:span text:style-name="T12">individuals</text:span><text:span text:style-name="T151">? Let us begin, then, with </text:span><text:span text:style-name="T152">the</text:span><text:span text:style-name="T151"> descriptive review of the facts about human social cognition. </text:span></text:p>
      <text:h text:style-name="P6" text:outline-level="1"><text:bookmark-start text:name="__RefHeading___Toc6071_573958772"/><text:span text:style-name="T49">1. The </text:span>Features of Human <text:span text:style-name="T143">Social </text:span>Cognition<text:bookmark-end text:name="__RefHeading___Toc6071_573958772"/></text:h>
      <text:p text:style-name="P10"><text:span text:style-name="T160">Testimony is one of the most pervasive mechanisms by which we outsource cognition to other agents and depend them or our knowled</text:span><text:span text:style-name="T94">ge </text:span><text:span text:style-name="T95">(</text:span><text:span text:style-name="T96">C. A. J. Coady 1992, Lackey &amp; Sosa 2006, </text:span><text:span text:style-name="T95">Levy 2022b) </text:span><text:span text:style-name="T66">We know things far off in time and space from us through other people's explicit testimony, e.g. written historical accounts and social media p</text:span>osts by people in other countries. We also rely on implicit testimony. We glean unarticulated assumptions from people's behavior, perspectives and framings. Stories implicitly encode norms and values. Default options are implicit recommendations <text:span text:style-name="T162">(McKenzie <text:s/>et <text:s/>al. <text:s/>2006, Carlin et al. 2013). </text:span>What is not taken into consideration is implied to be not worth attending to. "All this knowledge is social: it’s conveyed to us by others and largely taken on trust. For much of what we know about the world, we are deeply dependent on others." <text:span text:style-name="T200">(Levy 20</text:span><text:span text:style-name="T201">21, 50</text:span><text:span text:style-name="T200">)</text:span> Humans are <text:span text:style-name="T3">cultural</text:span> animals in that we acquire knowledge through and transmit it to each other, horizontally or vertically (between peers or unequals e.g. elders to children). Culture is an adaptive mechanism, even if it is <text:span text:style-name="T162">not</text:span> a genetic one. Evolution is natural selection for <text:span text:style-name="T3">adaptive</text:span> traits, regardless of whether these traits are genetic or not. Culture affects our behaviors, capacities, knowledge, technologies, all of which obviously affect our biological fitness. </text:p>
      <text:p text:style-name="P11"/>
      <text:p text:style-name="P12">Culture is not unique to the human species. Chimpanzees and orangutans, for example, teach each other various food acquisition techniques, and <text:span text:style-name="T163">different </text:span>groups maintain different traditional methods<text:span text:style-name="T66"> </text:span><text:span text:style-name="T72">(</text:span><text:span text:style-name="T67">Schaik et al. 2003</text:span><text:span text:style-name="T72">), since these methods are inherited cultural knowledge rather than genetically encoded abilities.</text:span><text:span text:style-name="T66"> Obviously, humans differ from other cultural animals in the greater complexity of the knowledge tha</text:span>t we transmit to each other. This may in part explain why human children remain dependent on caregivers so much longer <text:span text:style-name="T163">than </text:span>other species. <text:span text:style-name="T164">B</text:span><text:span text:style-name="T163">esides </text:span><text:span text:style-name="T164">physical development, t</text:span>he period of dependency is <text:span text:style-name="T164">also used on </text:span>apprenticeship in the local culture <text:span text:style-name="T164">for cultural species</text:span>. <text:span text:style-name="T164">Th</text:span>e more complex and comprehensive the culture, the longer the apprenticeship must last. An often used metaphor is that genes are the hardware, and culture is the software. Genetic adaptations do not take long to develop since one is born with the relevant <text:span text:style-name="T164">hardware</text:span> 'pre-installed'. <text:span text:style-name="T164">Cultural adaptations, however, must be ‘downloaded’, and</text:span> <text:span text:style-name="T164">h</text:span>umans take so long to <text:span text:style-name="T164">reach adulthood </text:span>because the ‘software packages’ that we need to download are very large. <text:span text:style-name="T164">That culture constitute a large proportion of our epistemic strategy also explains why h</text:span>uman children are <text:span text:style-name="T164">v</text:span>ery malleable, i.<text:span text:style-name="T164">e. </text:span>programmable. They can acquire/download a great diversity of cultures/software, and <text:span text:style-name="T164">thereby </text:span>become equipped for a great variety of environments. Furthermore, humans are particularly tolerant of the young, allowing them to observe and imitate our behaviors <text:span text:style-name="T201">(Heyes 2018)</text:span><text:span text:style-name="T164">.</text:span> <text:span text:style-name="T164">Lo</text:span>ng <text:soft-page-break/>dependency, early malleability and tolerance of the young <text:span text:style-name="T164">are all plausibly </text:span>adaptations to the <text:span text:style-name="T164">acquisition and</text:span> transmission and of culture.</text:p>
      <text:p text:style-name="P13"/>
      <text:p text:style-name="P14">Division of labor is another way in which we depend on others for our knowledge. We <text:span text:style-name="T165">as individuals </text:span>specialize in certain things, while outsourcing other things to other <text:span text:style-name="T165">individuals</text:span>. Sometimes we outsource some <text:span text:style-name="T1">steps</text:span> in the knowledge generation process to others. This is for example the case when a biologist outsources the data analysis step to the statistician in their team (not that they all do this). Other times we outsource the <text:span text:style-name="T1">entire</text:span> knowledge generation process to others and take their word, i.e. testimony, for the outcome. <text:span text:style-name="T166">T</text:span>hat is, we rely on them to believe things on our behalf and believe whatever they believe. This is the case for example when a layperson defers to an expert's <text:span text:style-name="T166">claim. </text:span>The layperson has absolutely no personal knowledge of the research process that led the expert to their conclusion, and has thus outsourced the entire process to the expert. In cases where we outsource the entire knowledge generation process, basically outsourcing entire beliefs, what we believe <text:span text:style-name="T166">tends to be</text:span> indeterminate, unspecified in <text:span text:style-name="T3">substantive</text:span> content. Instead, we merely have placeholders, pointers to where the authoritative substantive content can be found ad hoc, <text:span text:style-name="T166">what Rabb et al. </text:span><text:span text:style-name="T202">(</text:span><text:span text:style-name="T166">2019</text:span><text:span text:style-name="T202">)</text:span><text:span text:style-name="T166"> calls metaknowledge, "pointers to repositories of information that fill in the gap.” This can for example be</text:span> <text:span text:style-name="T166">a</text:span>n expert whose opinion to trust and defer to on that subject, <text:span text:style-name="T166">which </text:span>we can call upon when we actually need to use the concept in a more specified manner. Our <text:span text:style-name="T166">beliefs</text:span> in such cases is only specified with higher-order content, such as "I believe whatever A believes". <text:span text:style-name="T56">I</text:span><text:span text:style-name="T166">ndeterminate, unspecified beliefs are not restricted to scientific subjects. <text:s/></text:span>Many moral and political concepts that people hold <text:span text:style-name="T55">like ‘freedom’ and ‘brotherhood’</text:span> are a<text:span text:style-name="T66">lso indistinct </text:span><text:span text:style-name="T73">(</text:span><text:span text:style-name="T67">Schwitzgebel 2009), </text:span><text:span text:style-name="T73">and their further specification is outsourced.</text:span></text:p>
      <text:p text:style-name="P14"><text:span text:style-name="T67"/></text:p>
      <text:p text:style-name="P15">In choosing who to outsource beliefs <text:span text:style-name="T3">to</text:span>, i.e. whose <text:span text:style-name="T171">knowledge claims </text:span>to <text:span text:style-name="T171">defer to</text:span>, humans make extensive use of <text:span text:style-name="T3">social referencing</text:span>. That is, we are sensitive and responsive to <text:span text:style-name="T167">evidence about </text:span>the <text:span text:style-name="T3">sources</text:span> of the claims, <text:span text:style-name="T167">to </text:span>cues <text:span text:style-name="T167">of their </text:span>trustworthiness and reliability. We tend to align our beliefs with those who appear to be like us (<text:span text:style-name="T168">in </text:span><text:span text:style-name="T167">e</text:span>.g. sharing our values), benevolent towards us and prestigious <text:span text:style-name="T74">(</text:span><text:span text:style-name="T67">P. Harris 2012, Mascaro &amp; Sperber 2009, Sperber et al. 2010)</text:span><text:span text:style-name="T75"> . </text:span><text:span text:style-name="T66">We also tend </text:span>to align <text:span text:style-name="T169">our beliefs </text:span>with what we perceive to be the consensus <text:span text:style-name="T169">among such people</text:span>, and are sensitive to cues for <text:span text:style-name="T169">con</text:span><text:span text:style-name="T76">sensus </text:span><text:span text:style-name="T67">(P. Harris 2012)</text:span><text:span text:style-name="T77">. </text:span><text:span text:style-name="T66">We also tend to align </text:span><text:span text:style-name="T76">our beliefs </text:span><text:span text:style-name="T66">with those we com</text:span>e in contact with most often (exposure effect), and what we perceive to be the consensus skews towards the views of those we are most exposed<text:span text:style-name="T66"> to </text:span><text:span text:style-name="T76">(</text:span><text:span text:style-name="T67">Weaver et al. 2007</text:span><text:span text:style-name="T76">). </text:span><text:span text:style-name="T66">T</text:span>he use of social referencing in belief-formation <text:span text:style-name="T170">is </text:span>not unique to any group. People from across the spectrum, political, ideological, religious, cultural and otherwise, all make use of social referencing. They merely differ in who they find to be similar to them, benevolent towards them, prestigious etc. <text:span text:style-name="T125">“</text:span><text:span text:style-name="T130">[Human] </text:span><text:span text:style-name="T125">knowledge production is in essential respects a product of the distribution of cognitive labor” </text:span><text:span text:style-name="T132">(Levy 2021, 58)</text:span><text:span text:style-name="T130">, “</text:span><text:span text:style-name="T125">epistemic labor distributed across space, time and across agents (...) Given that we’re epistemically social animals, it’s largely through deference </text:span><text:span text:style-name="T130">[, and mechanisms of epistemic deference such as social referencing,] </text:span><text:span text:style-name="T125">that we come to know about the world and generate further knowledge.”</text:span><text:span text:style-name="T130"> </text:span><text:span text:style-name="T132">(Levy 2021, xii)</text:span></text:p>
      <text:h text:style-name="P9" text:outline-level="2"><text:bookmark-start text:name="__RefHeading___Toc6073_573958772"/><text:span text:style-name="T4">Deeply</text:span><text:span text:style-name="T48"> Social Cognition</text:span><text:bookmark-end text:name="__RefHeading___Toc6073_573958772"/></text:h>
      <text:p text:style-name="P16">Humans' extensive use of social referencing is a manifestation of a feature distinctive of <text:span text:style-name="T3">human</text:span> social cognition, th<text:span text:style-name="T172">at of </text:span>being <text:span text:style-name="T3">deeply</text:span> social.<text:span text:style-name="T172"> </text:span>Levy distinguishes between shallowly and deeply social (cultural) knowledge. The first he defines as that which is "within the cognitive grasp of a single individual" <text:span text:style-name="T203">(Levy 2021, 45). </text:span>Deeply social knowledge, by contrast, is "never fully grasped by <text:soft-page-break/>any individual" <text:span text:style-name="T203">(Levy 2021, xvi). </text:span>A deeply social body of knowledge is partially opaque to all <text:span text:style-name="T172">individuals </text:span>who inherit and participate in it. That human cognition is deeply social is easily seen in the extent to which humans divide cognitive labor. <text:span text:style-name="T172">H</text:span>umans tend to divide knowledge up into very <text:span text:style-name="T3">narrow</text:span> fields, for each person to be able to specialize to <text:span text:style-name="T172">such</text:span> great <text:span text:style-name="T3">depths </text:span>that one person cannot easily acquire the expertise of another. <text:span text:style-name="T172">Since we cannot acquire others’ expertise for ourselves, w</text:span>e are forced to defer to and trust each other in our respective specialties. To defer or to trust is precisely to adopt a belief (or behavior or other form of knowledge) without personally possessing the grounds for that belief. Social referencing is a manifestation of deeply social knowledge, because <text:span text:style-name="T172">the former is the behavioral implementation of the latter: Social referencing is a social mechanism of belief-formation </text:span>in the face of partially opaque knowledge. Users of social referencing defer based on higher-order evidence rather than first-order evidence, since the latter is (at least partially) opaque to them. It is <text:span text:style-name="T3">because</text:span> the first-order evidence is (at least partially) opaque to people that they need to make use of higher-order evidence instead. They cannot <text:span text:style-name="T172">personally </text:span>adjudicate between various claims based on the first-order evidence, so they must adjudicate between them based on the higher-order evidence about the <text:span text:style-name="T3">sources</text:span> of these claims, deferring to the claim with the most trustworthy source.</text:p>
      <text:p text:style-name="P17"/>
      <text:p text:style-name="P18"><text:span text:style-name="T173">Overimitation is a</text:span>nother behavioral disposition observed in humans <text:span text:style-name="T201">(</text:span>Heyes 2018<text:span text:style-name="T201">)</text:span> that is most plausibly an adaptation to <text:span text:style-name="T3">deeply</text:span> social cognition. Most cultural animals imitate. But they tend to imitate only behaviors that seem to them instrumentally rational relative to <text:span text:style-name="T174">their</text:span> goals. <text:span text:style-name="T102">One experiment, for example, showed that chimpanzees would independently analyze the causal mechanisms at play and imitate only those behaviors that they could immediately see were instrumentally rational.</text:span><text:span text:style-name="T103"> </text:span><text:span text:style-name="T104">(Nagell, <text:s/>Olguin, <text:s/>&amp; <text:s/>Tomasello 1993). </text:span>But humans, <text:span text:style-name="T56">both children and adult,</text:span> are disposed to imitate <text:span text:style-name="T148">even those behaviors that seem to them</text:span><text:span text:style-name="T3"> redundant or even irrational relative to </text:span><text:span text:style-name="T25">given goals </text:span><text:span text:style-name="T27">(</text:span><text:span text:style-name="T67">Lyons et al. 2007</text:span><text:span text:style-name="T66">, </text:span><text:span text:style-name="T67">Flynn &amp; Smith 2012).</text:span><text:span text:style-name="T66"> We a</text:span>re inclined to imitate even <text:span text:style-name="T175">behaviors</text:span> we do not understand the reasons for. But while we may be less discriminating than chimps with regards to the instrumental rationality of the behavior itself, we are <text:span text:style-name="T3">more</text:span> discriminating and selective with regards to the <text:span text:style-name="T3">social cues surrounding the behavior.</text:span> For one thing, we imitate only those behaviors that seem to us to be <text:span text:style-name="T3">intentional</text:span> on the part of the mode<text:span text:style-name="T66">l </text:span><text:span text:style-name="T78">(</text:span><text:span text:style-name="T66">Meltzoff 1988, Gergely <text:s/>et al. 2002</text:span><text:span text:style-name="T78">). </text:span><text:span text:style-name="T66">I</text:span>n doing this, we are trying to distinguish those behaviors that are <text:span text:style-name="T3">constitutive</text:span> of our culture from merely <text:span text:style-name="T3">incidental</text:span> behaviors, <text:span text:style-name="T178">so that we can</text:span> imitate only the culture-constitutive elements. For another, <text:span text:style-name="T65">we are </text:span><text:span text:style-name="T178">more</text:span><text:span text:style-name="T65"> selective in our choice of </text:span><text:span text:style-name="T5">who</text:span><text:span text:style-name="T65"> to imitate, and use social referencing in this connection. For example, we tend to imitate </text:span><text:span text:style-name="T5">successful </text:span><text:span text:style-name="T65">individuals, the so-called prestige bias </text:span><text:span text:style-name="T67">(Chudek <text:s/>et <text:s/>al. <text:s/>2012, <text:s/>Henrich <text:s/>&amp; <text:s/>Gil-White <text:s/>2001). </text:span><text:span text:style-name="T68">We also tend to imitate those who seem to embody the </text:span><text:span text:style-name="T26">local </text:span><text:span text:style-name="T68">norms, the so-called conformist bias, as we want to learn to fit into the society in which we live </text:span><text:span text:style-name="T67">(Henrich <text:s/>&amp; <text:s/>Boyd <text:s/>1998). </text:span><text:span text:style-name="T126">Both children and adult humans </text:span><text:span text:style-name="T43">default</text:span><text:span text:style-name="T126"> to overimitation when success seems to them to depend on following a </text:span><text:span text:style-name="T44">precise</text:span><text:span text:style-name="T131"> protocol</text:span><text:span text:style-name="T126">, t</text:span><text:span text:style-name="T135">he causal mechanisms </text:span><text:span text:style-name="T136">of which </text:span><text:span text:style-name="T135">are </text:span><text:span text:style-name="T42">unknown</text:span><text:span text:style-name="T135"> to them, </text:span><text:span text:style-name="T42">and</text:span><text:span text:style-name="T135"> their demonstrators seem to them to be </text:span><text:span text:style-name="T42">experts </text:span><text:span text:style-name="T154">(</text:span><text:span text:style-name="T155">Acerbi <text:s/>&amp; <text:s/>Mesoudi <text:s/>2015)</text:span><text:span text:style-name="T135">.</text:span><text:span text:style-name="T135"><text:note text:id="ftn3" text:note-class="footnote"><text:note-citation>3</text:note-citation><text:note-body><text:p text:style-name="Footnote"><text:s/><text:span text:style-name="T124">It is t</text:span>he inclusive conjunction of these <text:span text:style-name="T124">three </text:span>features, <text:span text:style-name="T253">and </text:span>not any <text:span text:style-name="T124">one of them </text:span>alone, that triggers <text:span text:style-name="T253">the</text:span> <text:span text:style-name="T124">default </text:span><text:span text:style-name="T253">to </text:span>overimitation in humans.</text:p></text:note-body></text:note></text:span><text:span text:style-name="T135"> We also </text:span><text:span text:style-name="T136">tend to overimitate in response to </text:span><text:span text:style-name="T135">ostensive communication on the part of the demonstrator (e.g. “look </text:span><text:span text:style-name="T137">carefully </text:span><text:span text:style-name="T135">at what I’m doing </text:span><text:span text:style-name="T137">right here</text:span><text:span text:style-name="T135">”) and cues of conventionality</text:span><text:span text:style-name="T136">.</text:span></text:p>
      <text:p text:style-name="P19"><text:span text:style-name="T135"/></text:p>
      <text:p text:style-name="P20"><text:span text:style-name="T135">All this evidence supports th</text:span><text:span text:style-name="T126">e claim that overimitation is an adaptation to deeply social cognition, i.e. knowledge partially opaque to oneself. </text:span>Overimitation is the <text:span text:style-name="T1">behavioral implementation</text:span> of <text:soft-page-break/>deeply social knowledge. When we overimitate, we are imitating despite not knowing the reasons behind such behaviors, that is, we are practicing knowledge that is partially opaque to us. The maintenance and perpetuation of deeply social knowledge <text:span text:style-name="T1">requires</text:span> overimitation. By definition deeply social knowledge is partially opaque to <text:span text:style-name="T179">all of </text:span>its inheritors-participants. If these inheritors-participants are not inclined or willing to maintain knowledge partially opaque to them, then this knowledge will not be maintained, <text:span text:style-name="T179">i.e.</text:span> it will be lost. Without people being inclined and willing to overimitate, deeply social knowledge would be lost. Mechanisms of epistemic deference in general, <text:span text:style-name="T179">including</text:span> social referencing and overimitation, are necessary for deeply social knowledge. When a body of knowledge is partially opaque to its practitioners, they are forced to trust, to defer without acquiring <text:span text:style-name="T179">or </text:span>possessing the complete reasons <text:span text:style-name="T179">behind it</text:span> for themselves.<text:span text:style-name="T179"> </text:span>Since human <text:span text:style-name="T179">knowledge</text:span> is indeed deeply social, as opposed to other cultural species, this explains “why we’re less discriminating in what we copy and less disposed to analyze imitated behaviors than chimps.” “ <text:span text:style-name="T203">(</text:span><text:span text:style-name="T179">Levy </text:span><text:span text:style-name="T203">2021, 46)</text:span><text:span text:style-name="T179"> </text:span></text:p>
      <text:h text:style-name="P9" text:outline-level="2"><text:bookmark-start text:name="__RefHeading___Toc6075_573958772"/><text:span text:style-name="T4">Cumulative</text:span><text:span text:style-name="T48"> Cognition</text:span><text:bookmark-end text:name="__RefHeading___Toc6075_573958772"/></text:h>
      <text:p text:style-name="P35"><text:span text:style-name="T180">There is </text:span>another important feature distinctive of <text:span text:style-name="T3">human</text:span> social cognition and culture: we <text:span text:style-name="T3">build</text:span> <text:span text:style-name="T3">on top</text:span> of each other's knowledge (Tennie et al. 2009). We do not merely receive and then maintain each other's knowledge unchanged. We innovate upon each other's knowledge. This is called cumulative culture. No other species do<text:span text:style-name="T138">es</text:span> this, or not nearly to the same extent as humans. The relation of deeply social knowledge to cumulative culture is subtle. Cumulative culture and deeply social knowledge are conceptually distinct. Cumulative culture is knowledge that builds on top of other received knowledge. Deeply social knowledge is knowledge that is partially opaque to all individuals inheriting and participating in it. These two properties are distinct, and it is possible for a body of knowledge to exhibit either one or the other property (or neither, or both). To illustrate this point, conceive of a project where the cognitive labor is divided. Each individual carries out their own subproject, and the subprojects are then combined into a single body of knowledge. It is possible for this body of knowledge to be deeply social and non-cumulative. The individuals can work on their on subprojects without knowledge of the other individuals' subprojects, which makes the combined body of knowledge partially opaque to every participant (ie. deeply social). The subprojects can then be combined without having interacted with each other first, i.e. without building on top of each other. The combination would then simply cover a wider scope, but it would not have been cumulative. Vice versa, it is possible for the amalgamated body of knowledge to be cumulative and yet not deeply social. It can be cumulative in that the subprojects built off of each other's results. But it can still be shallow in that the combined whole body of knowledge remains cognitively simple and small enough for one individual to grasp completely. It is thus possible for knowledge to be cumulative and shallow.</text:p>
      <text:p text:style-name="P36">But while it possible to separate cumulative culture and deeply social knowledge in principle, the prospects of doing so in practice are not great. It seems impossible in practice to prevent cumulative knowledge from eventually becoming at least partially opaque to all individuals. If knowledge keeps accumulating across generations, and growing with each new agent building more on top, the body of amalgamated knowledge must at some point exceed what individuals can learn and handle. <text:span text:style-name="T217">T</text:span>hat is, it must at some point exceed the cognitive limits of individuals, <text:span text:style-name="T217">a</text:span>t which point the amalgamated body necessarily becomes partially opaque to all individuals. Another reason why cumulative culture tends to require deference, overimitation, or 'blind' trust in practice is that the originators of various cultural practices may have been long dead, and are hence unavailable to <text:soft-page-break/>communicate the reasons behind them. In such cases <text:span text:style-name="T217">trust </text:span>(<text:span text:style-name="T217">thereby</text:span> maintain<text:span text:style-name="T217">ing</text:span> these customs), or not <text:span text:style-name="T217">trust (thereby stopping the perpetuation of these customs).</text:span><text:span text:style-name="T217"><text:note text:id="ftn4" text:note-class="footnote"><text:note-citation>4</text:note-citation><text:note-body><text:p text:style-name="Footnote"><text:span text:style-name="T217"><text:s/>One can also try to figure </text:span><text:span text:style-name="T253">out </text:span><text:span text:style-name="T217">the reasons for oneself, </text:span><text:span text:style-name="T253">b</text:span><text:span text:style-name="T217">ut again, some cultural practices were innovated over multiple generations, making this impossible for any single individual to reconstruct on their own.</text:span></text:p></text:note-body></text:note></text:span> <text:span text:style-name="T217">O</text:span>nly by trusting and taking these customs for granted can <text:span text:style-name="T217">one</text:span> then build on top of them, <text:span text:style-name="T217">i.e.</text:span> only by deference is <text:span text:style-name="T3">cumulative</text:span> culture possible. And as a matter of fact, human cumulative culture <text:span text:style-name="T218">has indeed been deeply social </text:span>throughout most of human history and prehistory, and most definitely still is today. Much of the cultural knowledge acquired was (at least partially) causally opaque to the originators themselves, let alone their inheritors.<text:note text:id="ftn5" text:note-class="footnote"><text:note-citation>5</text:note-citation><text:note-body><text:p text:style-name="P1">For example, people may have found things that worked through trial and error, but they did not understand why or how they worked.</text:p></text:note-body></text:note> Furthermore, the body of knowledge that accumulated across generations in various human cultures very quickly exceeded what any single individual could cognitively learn or handle. The knowledge was <text:span text:style-name="T204">passed down and </text:span>accumulated <text:span text:style-name="T204">a</text:span>cross generations. The inheritors then maintained this knowledge and practice, without knowing the scientific reasons why they worked. <text:span text:style-name="T218">I will review the anthropological evidence for this later in this thesis.</text:span><text:note text:id="ftn6" text:note-class="footnote"><text:note-citation>6</text:note-citation><text:note-body><text:p text:style-name="Footnote"><text:s text:c="2"/>Whether overimitation came first and led to deeply social knowledge, or deeply social knowledge came first and made overimitation necessary and hence selected for it, does not matter for the purposes of our discussion. That human cumulative culture has in fact, for most of our history, exceeded the cognitive limits of individuals explains the human propensity to overimitate. Overimitation is necessary for acquiring knowledge beyond individuals' cognitive limits. Since human cumulative culture has in fact exceeded individuals' cognitive limits for most of our history, overimitation was a necessary adaptation for us. This makes overimitation plausibly an adaptation to cumulative culture, which in the human case has mostly been deeply social. Overimitation was a necessary behavioral adaptation to the deeply social cumulative culture of huma<text:span text:style-name="T265">ns.</text:span></text:p></text:note-body></text:note></text:p>
      <text:p text:style-name="P37">In summary, humans outsource cognition to the external world: we reacquire information from the world <text:span text:style-name="T219">as needed</text:span> to reconstruct <text:span text:style-name="T219">a large proportion of</text:span> our perceptions, memories and beliefs. Much of our cognitive outsourcing is to other agents, in the form of <text:span text:style-name="T219">culture and</text:span> division of labor. Many species engage in social cognition. But what is distinctive of human social cognition is that its process and product are cumulative and deeply social (partially opaque to all individuals). Implementing a deeply social and cumulative epistemic process requires mechanisms of epistemic deference. Thus, humans have evolved a host of behavioral dispositions for epistemic deference, such as social referencing and overimitation. </text:p>
      <text:h text:style-name="P6" text:outline-level="1"><text:bookmark-start text:name="__RefHeading___Toc6077_573958772"/>2. The Adaptiveness of these Features<text:bookmark-end text:name="__RefHeading___Toc6077_573958772"/></text:h>
      <text:p text:style-name="P38">Now that we have reviewed the facts about human cognition, and established the features distinctive of human <text:span text:style-name="T220">social cognition</text:span>, let us turn to the question of their adaptiveness. We mentioned that human culture is far more complex and comprehensive than that of any other cultural species. Perhaps this is a <text:span text:style-name="T3">result</text:span> of the cumulative and deeply social features of the human epistemic process. Had we not built on top of each other's knowledge and outsourced it deeply <text:span text:style-name="T220">to other agents</text:span>, the complexity and comprehensiveness of our culture may not have evolved beyond that achieved by chimpanzees. That would have hindered our ecological success as a species. One of humans' decisive advantages was that we acquired and used more knowledge (culture) than any other species. Given that humans thrived and utterly dominated in many diverse ecological systems, the features of the human epistemic process <text:span text:style-name="T24">must</text:span> have been <text:span text:style-name="T220">adaptive</text:span>. <text:span text:style-name="T52">But exactly </text:span>why and how <text:span text:style-name="T52">they </text:span>were adaptive <text:span text:style-name="T52">is less obvious. In this section, I will a</text:span>nalyze <text:span text:style-name="T220">i</text:span><text:span text:style-name="T52">n what ways </text:span>the features of human cognition <text:span text:style-name="T52">might have been a</text:span>daptive.</text:p>
      <text:p text:style-name="P36"><text:span text:style-name="T66">The first and immediately appreciable adaptive advantage of cognitive outsourcing in general, be it to other agents or the environment, is that it saves energy. When outsourcing, the organism does less </text:span><text:soft-page-break/><text:span text:style-name="T66">of cognitive work itself, such as perceiving, memorizing, processing data, and thereby saves energy that would have been spent on these processes had they not been outsourced. Accessing the world itself (e.g. through sense perception) tends to be less costly than accessing internal representations of the world, among others because the latter also requires storage in memory. "</text:span><text:span text:style-name="T100">[E]</text:span><text:span text:style-name="T66">volved <text:s/>creatures <text:s/>will <text:s/>neither <text:s/>store <text:s/>nor <text:s/>process <text:s/>information <text:s/>in <text:s/>cos</text:span>tly <text:s/>ways <text:s/>when <text:s/>they <text:s/>can <text:s/>use <text:s/>the <text:s/>structure <text:s/>of <text:s/>the <text:s/>environment <text:s/>and <text:s/>their <text:s/>operations <text:s/>upon <text:s/>it <text:s/>as <text:s/>a <text:s/>convenient <text:s/>stand-in <text:s/>for <text:s/>the <text:s/>information-processing <text:s/>operations <text:s/>concerned. <text:s/>That <text:s/>is, know <text:s/>only <text:s/>as <text:s/>much <text:s/>as <text:s/>you <text:s/>need to know to get the job done." (Clark 1997, 64) Besides saving energy, we cover more ground by using the world and others than we could on our own. Given that we are cognitively limited, whilst reality is infinitely complex, by outsourcing to reality, we <text:span text:style-name="T3">leverage</text:span> more knowledge than we could ever personally comprehend. In other words, by outsourcing, the knowledge that we make <text:span text:style-name="T3">use</text:span> of exceeds the knowledge that we can <text:span text:style-name="T3">explain</text:span>. Outsourcing brings more knowledge to our disposal than we can master. Outsourcing amplifies our practical abilities.</text:p>
      <text:p text:style-name="P39">Of course, all this energy-saving and leveraging of the world's own greater scope and depth of information is only beneficial so long as the outsourced functions are sufficiently reliable (accurate) for the purposes of the organism. There is at least one way in which outsourcing cognition to the world tends to be more reliable than not: The world is its own most accurate representation. <text:span text:style-name="T138">T</text:span>he state of the world updates constantly, and in full detail. Our stored picture could never equal the detail and updating-frequency of the world itself. We get a more accurate picture of the world by revisiting it than storing it in memory― <text:s/>provided our abilities to acquire new information from the world are sufficiently rapid and accurate! For outsourcing to work for us, our abilities to accurately acquire information from the world must be sufficiently accurate and rapid. For example, our perceptive faculties must be reliable enough. The social cues to which we defer must also yield sufficiently accurate representations of the world. This brings us to the question of whether our mechanisms for outsourcing cognitive work to other agents are sufficiently accurate to serve human purposes. </text:p>
      <text:h text:style-name="P9" text:outline-level="2"><text:bookmark-start text:name="__RefHeading___Toc6079_573958772"/>Anthropological evidence that humans thrived<text:bookmark-end text:name="__RefHeading___Toc6079_573958772"/></text:h>
      <text:p text:style-name="P40">The anthropological records <text:span text:style-name="T205">from across the world </text:span>show that huma<text:span text:style-name="T109">ns thrived in a great variety of environment</text:span><text:span text:style-name="T115">s, from </text:span><text:span text:style-name="T117">t</text:span><text:span text:style-name="T109">he </text:span><text:span text:style-name="T117">I</text:span><text:span text:style-name="T109">nuits in the </text:span><text:span text:style-name="T117">A</text:span><text:span text:style-name="T109">rctic, </text:span><text:span text:style-name="T115">to </text:span><text:span text:style-name="T117">the Masai in Africa, </text:span><text:span text:style-name="T115">to </text:span><text:span text:style-name="T117">the Aboriginals in outback Australia… </text:span><text:span text:style-name="T109">So our epistemic strategy </text:span><text:span text:style-name="T40">must</text:span><text:span text:style-name="T109"> have been </text:span><text:span text:style-name="T115">(sufficiently) </text:span><text:span text:style-name="T109">adaptive. But it is less clear </text:span><text:span text:style-name="T39">precisely </text:span><text:span text:style-name="T40">which</text:span><text:span text:style-name="T109"> features were adaptive and in what </text:span><text:span text:style-name="T40">way</text:span><text:span text:style-name="T109">. Levy argues that we owe most of our success to the social aspects of our cognition. For one thing, various studies show that </text:span>collective deliberation tends to outperform individual deliberation <text:span text:style-name="T206">(</text:span><text:span text:style-name="T57">Mercier &amp; Sperber 2017, Sunstein 2006, Surowiecki 2004</text:span><text:span text:style-name="T206">).</text:span> But more importantly, <text:span text:style-name="T222">Levy argues, </text:span>humans owe their overwhelming ecological success to the two aforementioned features distinctive of human social cognition, that of being deeply social and cumulative: "<text:span text:style-name="T206">[W]</text:span>e <text:s/>owe <text:s/>much of our success at colonizing a dizzying variety of environments to cumulative culture, <text:s/>which <text:s/>embodies <text:s/>valuable <text:s/>knowledge. This <text:s/>knowledge, I suggest, is deeply social: it’s the product of cognition distributed across many agents and across time, and it is never fully grasped by any individual" <text:span text:style-name="T206">(Levy 2021, xvi)</text:span></text:p>
      <text:p text:style-name="P41">Levy argues for this claim with <text:span text:style-name="T223">anthropological </text:span>evidenc<text:span text:style-name="T223">e </text:span>which seem<text:span text:style-name="T223">s</text:span> to show that various thriving human populations had these two epistemic features in common: Many successful cultures, although different in substantive content due to the different requirements of their <text:span text:style-name="T224">different</text:span> natural environments, were observed to be both cumulative and deeply social in process. For example, the <text:soft-page-break/>Arctic Inuits developed a host of special technologies, such as the manufacturing of warm clothes from various animal material, the building of kayaks and snow houses. <text:span text:style-name="T57">(Boyd et <text:s/>al. <text:s/>2011, Richerson <text:s/>&amp; <text:s/>Boyd <text:s/>2008) </text:span>We know that their cultural knowledge was both cumulative and deeply social from natural experiments like the Franklin expedition <text:span text:style-name="T57">(Boyd <text:s/>et <text:s/>al. <text:s/>2011).</text:span> An epidemic struck the Polar Inuit around 1820 and killed most of its older members. They lost much of their cultural knowledge during this episode, and <text:span text:style-name="T3">could not reinvent the lost skills themselves</text:span>. Their population suffered decline all <text:span text:style-name="T225">the way </text:span>up until they reacquired the skills from another group about 40 years later. That they couldn't rediscover the lost knowledge within a generation shows that Inuit culture must have accumulated across many generations.<text:note text:id="ftn7" text:note-class="footnote"><text:note-citation>7</text:note-citation><text:note-body><text:p text:style-name="Footnote"><text:span text:style-name="T126"><text:s/>There are also many recorded instances of explorers dying without the help of indigenous peoples and their cultural knowledge </text:span><text:span text:style-name="T133">(</text:span><text:span text:style-name="T126">Burcham 2008</text:span><text:span text:style-name="T133">). </text:span><text:span text:style-name="T126">The explorers could not figure out for themselves from scratch how to survive in that particular environment. The natives on the other hand thrived, supporting the hypothesis that the</text:span><text:span text:style-name="T127">y </text:span><text:span text:style-name="T126">must have possessed knowledge </text:span><text:span text:style-name="T127">which the explorers couldn’t acquire within </text:span><text:span text:style-name="T134">their</text:span><text:span text:style-name="T127"> lifetime, namely knowledge </text:span><text:span text:style-name="T126">accumulated across generations.</text:span></text:p></text:note-body></text:note> From the fact that the surviving members of the older generation did not possess all the cultural knowledge of those that died off, we can infer that there must have been a deep division of labor, where people specializing in one area did not possess complete knowledge of others' specialties. </text:p>
      <text:p text:style-name="P42">The indigenous Americans developed methods of preparing corn with alkali to prevent pellagra <text:span text:style-name="T207">(</text:span>Henrich 2015<text:span text:style-name="T207">). </text:span>We know that their cultural knowledge was deeply social (partially opaque to them) from the fact that upon being asked why they prepared plants in the ways they did, they could not give an answer more elaborate than "<text:span text:style-name="T139">i</text:span>t is our<text:span text:style-name="T66"> custom" </text:span><text:span text:style-name="T67">(Henrich <text:s/>2015).</text:span><text:span text:style-name="T66"> </text:span><text:span text:style-name="T101">T</text:span><text:span text:style-name="T66">he scientific connection </text:span><text:span text:style-name="T101">was </text:span><text:span text:style-name="T66">discovered </text:span><text:span text:style-name="T101">later,</text:span><text:span text:style-name="T66"> when Europeans started importing and consuming corn in non-traditional ways </text:span><text:span text:style-name="T101">and suffering</text:span> pellagra <text:span text:style-name="T226">as a result</text:span>. Many other peoples have <text:span text:style-name="T227">cultural </text:span>practices the adaptiveness <text:span text:style-name="T139">of</text:span> which w<text:span text:style-name="T140">ere</text:span> not understood scientifically until recently. <text:span text:style-name="T140">For example, the </text:span><text:span text:style-name="T207">plant</text:span><text:span text:style-name="T140"> detoxification methods of the Yandruwandha people </text:span><text:span text:style-name="T57">(Burcham 2008</text:span><text:span text:style-name="T140">), the avoidance of certain marine foods by pregnant women in Fiji</text:span><text:span text:style-name="T128"> </text:span><text:span text:style-name="T129">(Henrich &amp; Henrich 2010)</text:span><text:span text:style-name="T128">...</text:span> <text:span text:style-name="T140">None of the</text:span><text:span text:style-name="T228">se</text:span><text:span text:style-name="T140"> later discovered</text:span> scientific explanations were <text:span text:style-name="T139">known</text:span> to the indigenous peoples themselves.</text:p>
      <text:h text:style-name="P9" text:outline-level="2"><text:bookmark-start text:name="__RefHeading___Toc6081_573958772"/><text:span text:style-name="T3">Deeply</text:span> <text:span text:style-name="T51">S</text:span>ocial <text:span text:style-name="T6">Cumulative</text:span><text:span text:style-name="T141"> Culture</text:span> is adaptive<text:bookmark-end text:name="__RefHeading___Toc6081_573958772"/></text:h>
      <text:p text:style-name="P41">When we discover common denominators among the successful, it is reasonable to suspect them of being potential <text:span text:style-name="T3">causes</text:span> of success. The anthropological evidence presented by Levy shows that the successful populations had cultures that were cumulative and deeply social. We can <text:span text:style-name="T229">conceptually </text:span>analyze these features for in-principle reasons why they plausibly outperform non-cumulative and shallowly social knowledge. Cumulative culture obviously outperforms non-cumulative culture in that it discovers and innovates further than non-cumulative culture ever could. Non-cumulative culture only ever transmits knowledge achieved by individuals without <text:span text:style-name="T229">ever </text:span>building on top. This implies that the knowledge achieved will never exceed what can be discovered by any single individual in their <text:span text:style-name="T230">singular </text:span>lifetime. Cumulative culture passes one lifetime's worth of discoveries down, so that the inheritor can begin at the former's end point, and build another lifetime's worth of discoveries on top. Cumulative culture saves us from having to reinvent the wheel, so <text:span text:style-name="T231">that</text:span> we can move on to inventing the cart instead. Not to mention coming up with a solution is so much more difficult and time-consuming than imitating a solution that one is taught. Besides saving us time and energy that we can spend on new questions, cumulative culture <text:span text:style-name="T232">e</text:span>nable<text:span text:style-name="T232">s</text:span> us to answer questions beyond the <text:span text:style-name="T141">cognitive horizons</text:span> of any individual, for example matters spanning longer <text:span text:style-name="T141">than a</text:span> human life<text:span text:style-name="T141">time</text:span> (observations must then be recorded across many generations), or spanning wider in space <text:soft-page-break/>than the geographical location of given individuals <text:span text:style-name="T57">(Shea 2009). </text:span>Accumulation across time and space enables cognitive achievements beyond what any individual, generation or tribe can achieve.</text:p>
      <text:p text:style-name="P36">Deeply social knowledge, defined as knowledge that is partially opaque to all individual <text:span text:style-name="T233">that inherit and participate in it</text:span>, can instantiate in different ways. Let me briefly review the taxonomy of the different manifestations of deeply social knowledge, because there are distinct advantages to each manifestation. The first taxonomic division is between bodies of knowledge that are deeply social merely <text:span text:style-name="T234">in</text:span> contingent fact, and those which are <text:span text:style-name="T3">necessarily</text:span> deeply social. The former is the case when it just so happens that all individuals in a given knowledge community in fact do not possess complete knowledge, and they in fact are willing to take many things on trust, but they <text:span text:style-name="T3">could</text:span> learn the complete body of knowledge for themselves if they wanted to. The latter is the case when individuals could not learn the complete body of knowledge for themselves even if they wanted to. <text:span text:style-name="T234">This, in turn, can be </text:span>for a variety of reasons.</text:p>
      <text:p text:style-name="P36">The first reason is that not all knowledge claims are accessible in their entirety to individuals. There are facts which some individuals do not have full access to, and regarding these facts, they must trust in and defer to the testimony of others who do have full access. We all depend on other's testimony to acquire knowledge inaccessible to us temporally (past historical events we did not witness), spatially (geographical locations we cannot travel to to see for ourselves), perceptively (e.g. a blind person must trust the visual description of a sighted person) or cognitively (e.g. when there are many prerequisites to understanding, such as for an advanced mathematical proof. In such a case, the layperson can only trust <text:span text:style-name="T235">in t</text:span>he mathematician's claimed result). Knowledge based on testimony is always partially opaque to the receivers of testimony. Precisely which parts are opaque and how depend on the kind of knowledge and testimony in question, but in all cases of testimony, a gap in knowledge inevitably exists, no matter how small, between the <text:span text:style-name="T235">giver and receiver of testimony.</text:span><text:note text:id="ftn8" text:note-class="footnote"><text:note-citation>8</text:note-citation><text:note-body><text:p text:style-name="Footnote"><text:s/><text:span text:style-name="T208">I</text:span>t is this gap in knowledge that makes trust and deference necessary.</text:p></text:note-body></text:note> <text:span text:style-name="T235">S</text:span>o all knowledge based on testimony is in this way <text:span text:style-name="T3">necessarily</text:span> deeply social. We widen our scope of knowledge along all these various dimensions (temporal, spatial, <text:span text:style-name="T235">perceptual</text:span> etc.) when we trust and defer to testimony. Conversely, we restrict our scope of knowledge along these dimensions when we insist on learning everything personally.</text:p>
      <text:p text:style-name="P43">Secondly, even if <text:span text:style-name="T236">each and every </text:span>claim were accessible in <text:span text:style-name="T236">its</text:span> entirety to all individuals, the complete <text:span text:style-name="T3">set</text:span> of such claims that make up a body of collective human knowledge far exceeds the cognitive limits of any individual. Individuals could not acquire, <text:span text:style-name="T236">process or store</text:span> the entire set even if they wanted to. The sheer size of the body of knowledge accumulated across multiple agents and generations must <text:span text:style-name="T236">eventually </text:span>exceed what an individual can learn (let alone discover or reinvent from scratch) within their lifetime. The adaptiveness of deeply social knowledge in this <text:span text:style-name="T236">second </text:span>sense, then, is that individuals who choose to trust and defer can <text:span text:style-name="T3">use </text:span>more knowledge than they personally know. They are <text:span text:style-name="T3">leveraging</text:span> more knowledge for practical purposes than they personally possess <text:span text:style-name="T209">and can process</text:span>, and <text:span text:style-name="T236">are </text:span>thereby benefiting from the greater processing power of all the individuals combined. “[<text:span text:style-name="T209">Deference</text:span>] <text:span text:style-name="T237">allows </text:span>us <text:s/>to <text:s/>acquire <text:s/>knowledge and practices developed by multiple individuals, individuals dispersed across space and <text:s/>time. It allows us to acquire, and then to build on, deeply social knowledge: adaptive behavior that could not have been developed by any individual <text:s/>de <text:s/>novo, <text:s/>no <text:s/>matter <text:s/>how <text:s/>gifted <text:s/>and <text:s/>insightful <text:s/>that <text:s/>person <text:s/>might <text:s/>be.” <text:span text:style-name="T209">(Levy 2021, 44)</text:span></text:p>
      <text:p text:style-name="P43">These advantages for individuals scale to the community level, in that the community can leverage the body of knowledge possessed by the <text:span text:style-name="T1">community as a whole</text:span>, the <text:span text:style-name="T1">total</text:span> of which, albeit dispersed <text:soft-page-break/>across agents, is greater than the total body of knowledge possessed by any single individual. This brings us to the adaptiveness of division of labor, more specifically, the <text:span text:style-name="T1">deep</text:span> division of labor distinctive of humans. Humans divide labor so deeply, that each of us specialize to <text:span text:style-name="T1">such depths that others cannot acquire our expertise for themselves even if they wanted to</text:span>.<text:note text:id="ftn9" text:note-class="footnote"><text:note-citation>9</text:note-citation><text:note-body><text:p text:style-name="Footnote"><text:s/>In principle, people can acquire others' expertise given enough time, resources and effort. But the fact is that humans specialize to such depths that acquiring new fields of expertise is basically impossible in practice. Some people have indeed acquired additional fields of expertise, but even <text:span text:style-name="T238">then</text:span>, they can only acquire <text:span text:style-name="T16">a </text:span><text:span text:style-name="T3">few</text:span> additional fields. No one can become a genuine expert in all fields. </text:p></text:note-body></text:note> So as individuals we are specialists. But we specialize in different things, so that together, we cover a broad<text:span text:style-name="T238">er</text:span> scope of knowledge and thereby <text:span text:style-name="T238">become a </text:span>generalist <text:span text:style-name="T238">species</text:span>. In other words, it is thanks to <text:span text:style-name="T1">deep</text:span> division of labor that humans overcame the trade-off between depth and breadth― <text:s/>we became the jack of all trades <text:span text:style-name="T1">and</text:span> master of them all. Had we insisted on not trusting, not deferring, not going beyond knowledge we could acquire and handle for ourselves, we would have severely restricted the scope and depth of our knowledge, namely to within one individual's cognitive limits.<text:note text:id="ftn10" text:note-class="footnote"><text:note-citation>10</text:note-citation><text:note-body><text:p text:style-name="Footnote"><text:s/>Not to mention collective action requires various individuals agree to the background knowledge of the policy, an agreement achieved by personally knowing it or simply deferring to it. The more complex this background knowledge is, the more trust and deference become necessary. A restriction to personal knowledge thereby restricts the complexity and comprehensiveness of potential policies for collective action. By relying on others, we as a group are putting far more knowledge to <text:span text:style-name="T1">use</text:span> than each individual can handle. </text:p></text:note-body></text:note> </text:p>
      <text:p text:style-name="P36">To reiterate, individuals do not and cannot possess complete knowledge of the community's entire body of collective knowledge, because it most often exceeds their cognitive limits. <text:span text:style-name="T239">A</text:span>dding the knowledge of each and all community members together <text:span text:style-name="T3">can</text:span> amount to complete coverage of the body of collective knowledge― <text:s/><text:span text:style-name="T3">but </text:span><text:span text:style-name="T17">it </text:span><text:span text:style-name="T3">may also not</text:span>. This brings me to the last reason I will consider, for why a given body of knowledge may be <text:span text:style-name="T3">necessarily</text:span> partially opaque to everyone. There are cases where some knowledge claims are <text:span text:style-name="T3">used</text:span> by a given community, but not yet <text:span text:style-name="T3">explicitly</text:span> known to any individual in the community. In such cases, adding the explicit knowledge of all community members together does <text:span text:style-name="T3">not</text:span> amount to complete coverage of the body of knowledge used by the community, which includes both explicit and implicit knowledge. The aforementioned indigenous practices of plant detoxification are a good example of this. Those peoples probably first acquired these practices by trial and error, and not because they understood the first-order chemical knowledge behind these practices. The chemistry behind these practices was thus known to no one in their communit<text:span text:style-name="T240">y</text:span>. The adaptiveness of leveraging this sort of deeply social knowledge is that we can put things to use <text:span text:style-name="T3">before</text:span> we as a community understand them explicitly. We amplify our <text:span text:style-name="T1">practical</text:span> knowledge at any given level of declarative knowledge. If we had to wait until we understood things explicitly before we put them to use, human technolog<text:span text:style-name="T240">y would have progressed at a far slower pace</text:span>. Another adaptive advantage of knowledge partially opaque to the community as a whole is that it is good as solving intrinsically hard problems, that is, cases where the relationship between an action and its effects are hard to discern, where there is a lot of noise relative to signal. This can be because the feedback is slow, probabilistic or confounded by many variables. Deeply social cumulative culture has often succeeded in solving such problems <text:span text:style-name="T1">even without any statistical tools</text:span>, again exemplified by the many incredible practices of plan detoxification aforementioned. </text:p>
      <text:p text:style-name="P52">Before concluding this section, I want to make an observation about deeply social knowledge in general, as opposed to shallowly social knowledge. As a reminder, deeply social knowledge is behaviorally implemented among others in the form of automatic deference, overimitation and social referencing. Shallowly social knowledge is behaviorally implemented as independent attempts at critical thinking, causal analysis and reconstruction (of the causal chain and or steps involved in the matter in hand). Which 'mode' of cognition is more appropriate depends on the <text:soft-page-break/>problem type and domain. “Second guessing the technique is appropriate when it’s a component of shallow cultural knowledge, like the behavioral traditions seen in other primates: when what is transmitted is an innovation that is within the cognitive grasp of a single individual, tinkering with it may easily reap rewards.” <text:span text:style-name="T210">(Levy 2021, 45) <text:s/></text:span>Independent thinking is also suitable to domains that do not depend on exact replication, such as the artistic domain. These domains can tolerate the inevitable changes and mutations resulting from independent thinking and reconstruction, even benefiting from the creativity that results from such contributions. <text:span text:style-name="T210">On the other hand, </text:span><text:span text:style-name="T241">when success depends on a precise sequenceo steps, and the causal mechanisms behind them are opaque, independent attempts at reconstruction risk leaving out crucial components </text:span>(Acerbi &amp; Mesoudi 2015). Scientific and technological domains tend to require exact precision, and thus deference and overimitation. The various plant detoxification procedures require exactly so-and-so steps, none of which can be skipped.</text:p>
      <text:p text:style-name="P36">Tailoring the epistemic approach to each problem's type may optimize the epistemic outcome of <text:span text:style-name="T3">particular</text:span> <text:span text:style-name="T3">episodes</text:span> of problem solving carried out by <text:span text:style-name="T3">individuals</text:span>. But it does not necessarily optimize the <text:span text:style-name="T18">general</text:span> epistemic performance of the entire <text:span text:style-name="T3">species over time</text:span>. In fact, by generally adopting the epistemic strategy of deeply social knowledge, humans inadvertently equipped themselves to better tackle problems of the complex type that exceed the cognitive limits of individuals, <text:span text:style-name="T242">and t</text:span>hereby inadvertently <text:span text:style-name="T3">did</text:span> solve more of such complex problems. In other words, it is precisely because we humans evolved a general propensity to trust more, defer more and use knowledge partially opaque to us, that we acquired and accumulated knowledge more complex and comprehensive than any other species.<text:note text:id="ftn11" text:note-class="footnote"><text:note-citation>11</text:note-citation><text:note-body><text:p text:style-name="P2">It is a hen-and-egg problem which came first, the propensity to overimitate or deeply social complex knowledge, see footnote 6. But once overimitation set in, it started the self-reinforcing loop described here.</text:p></text:note-body></text:note> It was because we decided to make use of knowledge claims beyond our individual cognitive horizons (temporal, geographic, perceptual), bodies of knowledge beyond our cognitive capacities (to acquire, handle, verify), and knowledge claims beyond those explicitly possessed by the community as a whole, that we became so technologically powerful and dominant as a species. <text:span text:style-name="T3">We amplified our practical powers at any given level of declarative knowledge.</text:span> “We <text:s/>might <text:s/>say <text:s/>that we owe our success to the fact that we are in some ways less—or at any rate <text:s/>less <text:s/>directly—rational <text:s/>animals <text:s/>than <text:s/>chimps. <text:s/>We <text:s/>defer <text:s/>to <text:s/>tradition <text:s/>(relatively) <text:s/>unthinkingly, <text:s/>in <text:s/>conditions <text:s/>in <text:s/>which <text:s/>they <text:s/>would <text:s/>analyze <text:s/>causal structure and innovate” <text:span text:style-name="T211">(Levy 2021, 45). </text:span><text:s/>Obviously, it is undeniable that to make use of more knowledge than we <text:span text:style-name="T211">explicitly</text:span> possess comes with uncertainty― <text:s/>we are walking hand-in-hand with the unknown. But there can be <text:span text:style-name="T243">no</text:span> gain without risk. And looking back on our evolutionary history, the epistemic strategy of deep interdependence and division of labor that we bet on seems to have paid off.</text:p>
      <text:p text:style-name="P36">In summary, outsourcing cognition is more adaptive than not because it tends to be less energy costly and tends to be more accurate. Social cognition (i.e. outsourcing cognition to other agents) is more adaptive than individual cognition because collective deliberation tends to outperform individual deliberation in empirical studies. Cumulative culture is more adaptive than noncumulative culture because a body of knowledge that accumulated, passed on and built upon must inevitably eventually exceed what any single individual can achieve in their lifetime. Deeply social knowledge is more adaptive than shallowly social knowledge because it enables human individuals and communities to leverage, to make use of, more knowledge than they explicitly possess. That is, it increases their practical power at any given level of declarative knowledge.</text:p>
      <text:h text:style-name="P6" text:outline-level="1"><text:bookmark-start text:name="__RefHeading___Toc6083_573958772"/><text:soft-page-break/><text:span text:style-name="T46">3. </text:span>The Implied Epistemic Norms for Individuals<text:bookmark-end text:name="__RefHeading___Toc6083_573958772"/></text:h>
      <text:p text:style-name="P44">Now that we have reviewed the features of human cognition, and analyzed <text:span text:style-name="T186">the </text:span>ways <text:span text:style-name="T186">in which </text:span>they m<text:span text:style-name="T186">ay </text:span>have been adaptive <text:span text:style-name="T181">for our species </text:span>throughout our evolutionary history, let us examine wh<text:span text:style-name="T142">ich</text:span> epistemic norms they <text:span text:style-name="T181">may</text:span> imply for individuals. What should an individual do, if they wish to maximize the number of true beliefs that they hold?<text:note text:id="ftn12" text:note-class="footnote"><text:note-citation>12</text:note-citation><text:note-body><text:p text:style-name="P3">Significant beliefs, that is. I am assuming individuals want to maximize truth <text:span text:style-name="T3">among those beliefs necessary for them to make well-informed decisions.</text:span></text:p></text:note-body></text:note> Which epistemic strategy is the most reliable for them to adopt? To what extent should they rely on others, trust in and defer to others, as opposed to relying on themselves and doing their own research? Our evolutionary history would seem to imply that we should rely on others more, as it was precisely this deep interdependence that provided us our superior knowledge and technology. We should focus on developing our own specialty in depth, to increase our accuracy in our own field, and depend more on others in their<text:span text:style-name="T148"> fields</text:span> of specialty, to leverage <text:span text:style-name="T3">their</text:span> increased accuracy in that field. Across his many writings on this subject, <text:span text:style-name="T181">Neil </text:span>Levy's prescription is consistent with this ethos: If the goal is <text:span text:style-name="T181">knowledge</text:span>, individuals ought to defer more to experts.<text:note text:id="ftn13" text:note-class="footnote"><text:note-citation>13</text:note-citation><text:note-body><text:p text:style-name="Footnote"><text:span text:style-name="T54"><text:s/>Levy</text:span> has argued for more deference <text:span text:style-name="T53">with many different arguments throughout</text:span> multiple works. <text:span text:style-name="T54">I </text:span><text:span text:style-name="T181">just </text:span><text:span text:style-name="T54">focus on the evolutionary argument </text:span><text:span text:style-name="T182">here.</text:span></text:p></text:note-body></text:note> He advises against independent research aimed at truth. Insofar as a consensus among experts exists, individuals should defer to it. When no such consensus exists, Levy also prescribes deference to experts, just with the further requirement that one first do research into <text:span text:style-name="T181">the available</text:span> higher-order evidence to decide which experts <text:span text:style-name="T181">are appropriate</text:span> to defer to.<text:note text:id="ftn14" text:note-class="footnote"><text:note-citation>14</text:note-citation><text:note-body><text:p text:style-name="Footnote"><text:span text:style-name="T47"><text:s/>That is, he recommends one engage in social referencing.</text:span> <text:span text:style-name="T186">R</text:span><text:span text:style-name="T181">elevant higher-order evid</text:span><text:span text:style-name="T185">en</text:span><text:span text:style-name="T181">ce i</text:span>nclude<text:span text:style-name="T181">s</text:span> signs of competence (e.g. good credentials), honesty (e.g. no conflict<text:span text:style-name="T181">s of </text:span>interest) and social responsibility. People should also defer to those experts that share their values, since scientific assessments and recommendations are <text:span text:style-name="T181">not</text:span> value-<text:span text:style-name="T181">neutral </text:span><text:span text:style-name="T216">(Douglas 2000).</text:span></text:p></text:note-body></text:note></text:p>
      <text:p text:style-name="P32">But <text:span text:style-name="T183">more d</text:span>eference and interdependence lead to better epistemic results <text:span text:style-name="T245">only </text:span>if the network of epistemic institutions in <text:span text:style-name="T183">which the individual finds themselves </text:span>is <text:span text:style-name="T3">in fact</text:span> well-functioning <text:span text:style-name="T212">(Hayward 2024, </text:span><text:span text:style-name="T183">Levy </text:span><text:span text:style-name="T212">2022a, </text:span><text:span text:style-name="T249">Levy 2022b,</text:span><text:span text:style-name="T212"> Coady 2003)</text:span><text:span text:style-name="T183">. There are various </text:span><text:span text:style-name="T246">stances </text:span><text:span text:style-name="T213">on what the </text:span><text:span text:style-name="T183">requirements </text:span><text:span text:style-name="T213">are </text:span><text:span text:style-name="T183">for a well-functioning epistemic network, </text:span><text:span text:style-name="T213">s</text:span><text:span text:style-name="T183">uch as good feedback mechanisms to promote accuracy, a good incentive structure </text:span><text:span text:style-name="T213">t</text:span><text:span text:style-name="T183">o promote honesty, </text:span><text:span text:style-name="T249">mechanisms for detecting deception.</text:span><text:span text:style-name="T183"> </text:span><text:span text:style-name="T249">B</text:span><text:span text:style-name="T213">ut this </text:span><text:span text:style-name="T183">is a question orthogonal to our current discussion. The important point for our discussion is that there </text:span><text:span text:style-name="T13">are </text:span><text:span text:style-name="T183">requirements for a well-functioning epistemic network, </text:span><text:span text:style-name="T184">and that sometimes </text:span><text:span text:style-name="T84">they are </text:span><text:span text:style-name="T119">not </text:span><text:span text:style-name="T84">satisfied. I</text:span><text:span text:style-name="T121">t is possible for an individual to find themselves in </text:span><text:span text:style-name="T84">a b</text:span><text:span text:style-name="T121">adly functioning network. </text:span><text:span text:style-name="T119">T</text:span><text:span text:style-name="T121">his is not merely </text:span><text:span text:style-name="T123">a </text:span><text:span text:style-name="T121">modal </text:span><text:span text:style-name="T123">argument</text:span><text:span text:style-name="T121"> but</text:span><text:span text:style-name="T84"> </text:span><text:span text:style-name="T123">a </text:span><text:span text:style-name="T41">genuine</text:span><text:span text:style-name="T121"> </text:span><text:span text:style-name="T123">possibility</text:span><text:span text:style-name="T84">: b</text:span><text:span text:style-name="T121">adly functioning epistemic networks </text:span><text:span text:style-name="T84">have existed in various human societies throughout history, </text:span><text:span text:style-name="T88">in which individuals would hav</text:span><text:span text:style-name="T185">e fared </text:span><text:span text:style-name="T246">better not to defer. </text:span><text:span text:style-name="T213">The Lysenkoism of Soviet scientific institutions is one example, </text:span><text:span text:style-name="T246">the era of Galen hegemony in medicine another.</text:span><text:span text:style-name="T213"> </text:span><text:span text:style-name="T184">Trust and deference basically amplify whatever quality an epistemic network </text:span><text:span text:style-name="T187">already </text:span><text:span text:style-name="T184">exhibits. If </text:span><text:span text:style-name="T247">the network is more reliable than not,</text:span><text:span text:style-name="T184"> more trust spreads </text:span><text:span text:style-name="T247">more </text:span><text:span text:style-name="T184">reliable claims out to more people in society. But if </text:span><text:span text:style-name="T247">it is more </text:span><text:span text:style-name="T19">un</text:span><text:span text:style-name="T247">reliable, then </text:span><text:span text:style-name="T184">more trust spreads </text:span><text:span text:style-name="T247">more </text:span><text:span text:style-name="T20">un</text:span><text:span text:style-name="T184">reliable claims out to more people in society.</text:span></text:p>
      <text:p text:style-name="P33">Looking back on our evolutionary history, we observe the common denominators of cumulativeness and deep sociality among the successful human populations. But these features alone are not sufficient conditions <text:span text:style-name="T190">for epistemic success</text:span>. At the very least, the epistemic networks of these populations must also have been <text:span text:style-name="T14">in fact </text:span>well-functioning. <text:span text:style-name="T190">We must take care not to fall prey to the </text:span><text:span text:style-name="T248">s</text:span><text:span text:style-name="T190">urvivorship </text:span><text:span text:style-name="T248">b</text:span><text:span text:style-name="T190">ias. </text:span><text:span text:style-name="T191">This is a cognitive bias where one does not account for </text:span><text:span text:style-name="T248">the d</text:span><text:span text:style-name="T191">ata </text:span><text:span text:style-name="T192">concerning </text:span><text:span text:style-name="T191">those who did not survive.</text:span><text:span text:style-name="T190"> It is entirely possible, even realistic, that </text:span>human populations <text:span text:style-name="T190">have existed</text:span> <text:soft-page-break/>which exhibited <text:span text:style-name="T190">both </text:span>cumulative and deeply social cognition, <text:span text:style-name="T190">but which </text:span>nonetheless died out because the cultural practices that they passed down were <text:span text:style-name="T3">in fact</text:span> maladaptive. What is <text:span text:style-name="T193">adaptive </text:span>ex post is not the same as what is <text:span text:style-name="T193">adaptive </text:span>ex ante. <text:span text:style-name="T190">Just because something worked looking </text:span><text:span text:style-name="T14">back</text:span><text:span text:style-name="T190"> does not mean it will work looking </text:span><text:span text:style-name="T14">forward</text:span><text:span text:style-name="T190">, </text:span><text:span text:style-name="T191">in this particular place, time and for this particular individual. </text:span><text:span text:style-name="T193">Furthermore, t</text:span><text:span text:style-name="T191">here is a difference between what is adaptive for the species as a whole and what is adaptive for the individual. More deference may be adaptive for the human species as a whole, </text:span><text:span text:style-name="T248">since </text:span><text:span text:style-name="T191">those epistemic networks that happen to be well-functioning will function even better upon more deference, whilst those that happen to be dysfunctional will function even worse upon more deference and die off. </text:span><text:span text:style-name="T248">As a result, </text:span><text:span text:style-name="T191">only the well-functioning networks </text:span><text:span text:style-name="T248">survive</text:span><text:span text:style-name="T191">, </text:span><text:span text:style-name="T193">and </text:span><text:span text:style-name="T248">so do</text:span><text:span text:style-name="T193"> their reliable knowledge products, </text:span><text:span text:style-name="T248">which then spread out to the rest of the species</text:span><text:span text:style-name="T191">. </text:span><text:span text:style-name="T193">B</text:span><text:span text:style-name="T89">ut again, ind</text:span><text:span text:style-name="T105">i</text:span><text:span text:style-name="T89">viduals care about their </text:span><text:span text:style-name="T31">own</text:span><text:span text:style-name="T89"> l</text:span><text:span text:style-name="T90">ives, and it will be poor consolation to them that the species thrives, if </text:span><text:span text:style-name="T32">they</text:span><text:span text:style-name="T90"> happen to be one of the individuals culled off durin</text:span><text:span text:style-name="T89">g this </text:span><text:span text:style-name="T106">epistemic </text:span><text:span text:style-name="T89">selection and elimination process. </text:span></text:p>
      <text:p text:style-name="P34"><text:span text:style-name="T85">All of t</text:span><text:span text:style-name="T83">h</text:span><text:span text:style-name="T85">ese</text:span><text:span text:style-name="T83"> </text:span><text:span text:style-name="T85">are</text:span><text:span text:style-name="T83"> perhaps very trivial point</text:span><text:span text:style-name="T85">s</text:span><text:span text:style-name="T83"> to make, but </text:span><text:span text:style-name="T85">they seem to me to be underemphasize</text:span><text:span text:style-name="T107">d</text:span><text:span text:style-name="T85"> in </text:span><text:span text:style-name="T83">Levy’s work</text:span><text:span text:style-name="T85">s on this subject. </text:span><text:span text:style-name="T81">L</text:span><text:span text:style-name="T83">evy </text:span><text:span text:style-name="T91">acknowledges th</text:span><text:span text:style-name="T92">e</text:span><text:span text:style-name="T91"> possibility and historical precedence of dysfunctional epistemic networks, but claims </text:span><text:span text:style-name="T83">that </text:span><text:span text:style-name="T28">even</text:span><text:span text:style-name="T83"> in dysfunctional epistemic networks, individuals can </text:span><text:span text:style-name="T28">expect</text:span><text:span text:style-name="T83"> to do better by deferring than doing their own research </text:span><text:span text:style-name="T97">(Levy 2022a).</text:span><text:span text:style-name="T91"> </text:span><text:span text:style-name="T86">Laypersons are </text:span><text:span text:style-name="T29">so</text:span><text:span text:style-name="T86"> incompetent at assessing the first-order evidence for themselves, he argues, that trusting unreliable networks </text:span><text:span text:style-name="T29">still</text:span><text:span text:style-name="T86"> </text:span><text:span text:style-name="T92">probabilistically </text:span><text:span text:style-name="T86">outperforms independent research. </text:span><text:span text:style-name="T79">I </text:span><text:span text:style-name="T87">completely agree with </text:span><text:span text:style-name="T82">Levy’s</text:span><text:span text:style-name="T87"> assessment </text:span><text:span text:style-name="T79">that laypeople have very low </text:span><text:span text:style-name="T30">accuracy</text:span><text:span text:style-name="T79"> in the knowledge </text:span><text:span text:style-name="T30">acquisition</text:span><text:span text:style-name="T79"> stage, </text:span><text:span text:style-name="T91">and that experts by contrast have high accuracy in their narrow field of expertise. This </text:span><text:span text:style-name="T107">large</text:span><text:span text:style-name="T91"> accuracy differential is the main reason why Levy prescribes more deference </text:span><text:span text:style-name="T92">across his works on this subject</text:span><text:span text:style-name="T91">. </text:span><text:span text:style-name="T79">B</text:span><text:span text:style-name="T91">ut I think that Levy underestimates how much </text:span><text:span text:style-name="T33">moral</text:span><text:span text:style-name="T91"> dimensions like honesty and social responsibility affect reliability </text:span><text:span text:style-name="T98">(Rolin 2020)</text:span><text:span text:style-name="T91">. Just because experts are highly accurate in </text:span><text:span text:style-name="T33">acquiring knowledge for themselves </text:span><text:span text:style-name="T91">does not imply th</text:span><text:span text:style-name="T92">at they are </text:span><text:span text:style-name="T91">highly accurate in </text:span><text:span text:style-name="T33">communicating that knowledge to others</text:span><text:span text:style-name="T91">. Again, Levy does </text:span><text:span text:style-name="T92">acknowledge that moral </text:span><text:span text:style-name="T98">dimensions such as honesty and shared values </text:span><text:span text:style-name="T92">matter for reliability </text:span><text:span text:style-name="T98">(Levy </text:span><text:span text:style-name="T99">2022a, Levy </text:span><text:span text:style-name="T98">2022b, Levy 2021)</text:span><text:span text:style-name="T91">, but only </text:span><text:span text:style-name="T92">very </text:span><text:span text:style-name="T91">briefly in passing, </text:span><text:span text:style-name="T98">and even then he downplays </text:span><text:span text:style-name="T108">their </text:span><text:span text:style-name="T98">significance.</text:span><text:span text:style-name="T98"><text:note text:id="ftn15" text:note-class="footnote"><text:note-citation>15</text:note-citation><text:note-body><text:p text:style-name="Footnote"><text:span text:style-name="T99"><text:s/>For example, he writes in a footnote: </text:span><text:span text:style-name="T98">“The literature on inductive risk (building on Douglas, 2000) emphasises the extent to which </text:span><text:span text:style-name="T99">a</text:span><text:span text:style-name="T98">ll factual enquiries are value-laden: at minimum, researchers must make decisions about how to weigh the risks of false positives against those of false negatives, and these decisions reflect their values. Elsewhere, I’ve suggested that this gives us a reason to prefer the testimony of experts who seem to share our values to experts with different values (Levy 2019), but ascertaining the values embedded in scientific findings is difficult. The reviewer suggests that knowing about inductive risk should make us less deferential. It is surely correct that it gives us a reason to be less confident in scientific findings, </text:span><text:span text:style-name="T37">but it remains the case that we are unlikely to do better by doing our own research; at best, we will tend to do no worse</text:span><text:span text:style-name="T98">.” </text:span><text:span text:style-name="T99">(Levy 2022a, 7, emphasis added)</text:span><text:span text:style-name="T91"> </text:span><text:span text:style-name="T108">The last statement is not self-evident to me, and in my opinion, Levy does not argue enough for it. I glean from his works that the reason he is moved towards this conclusion is because he places the greatest importance on the accuracy differential between laypersons and experts in the knowledge acquisition stage, deeming this to be the most influential factor in determining epistemic success.</text:span></text:p></text:note-body></text:note></text:span><text:span text:style-name="T98"> </text:span><text:span text:style-name="T99">But </text:span><text:span text:style-name="T92">even granting that Levy did not underestimate the moral dimensions of reliability, i.e.</text:span><text:span text:style-name="T79"> </text:span><text:span text:style-name="T30">even </text:span><text:span text:style-name="T35">supposing</text:span><text:span text:style-name="T79"> Levy’s probabilistic claim were true (that individuals </text:span><text:span text:style-name="T30">can</text:span><text:span text:style-name="T79"> </text:span><text:span text:style-name="T156">expect </text:span><text:span text:style-name="T79">to fare better by deferring than doing their own research), </text:span><text:span text:style-name="T93">this does not change the historical fact that</text:span><text:span text:style-name="T87"> </text:span><text:span text:style-name="T79">epistemic</text:span><text:span text:style-name="T87"> network</text:span><text:span text:style-name="T79">s have existed </text:span><text:span text:style-name="T92">which </text:span><text:span text:style-name="T79">were</text:span><text:span text:style-name="T87"> so defunct that </text:span><text:span text:style-name="T93">less deference performed better</text:span><text:span text:style-name="T79">. </text:span><text:span text:style-name="T92">And since i</text:span><text:span text:style-name="T80">ndividuals </text:span><text:span text:style-name="T92">c</text:span><text:span text:style-name="T80">are about their </text:span><text:span text:style-name="T34">own</text:span><text:span text:style-name="T80"> lives, </text:span><text:span text:style-name="T93">they care about what is most reliable to do in t</text:span><text:span text:style-name="T36">heir particular situation</text:span><text:span text:style-name="T93">.</text:span><text:span text:style-name="T80"> </text:span><text:span text:style-name="T93">In other words, t</text:span><text:span text:style-name="T92">he general probabilistic prescription to defer more </text:span><text:span text:style-name="T93">would not, in individuals’ own estimation, be adaptive for them,</text:span><text:span text:style-name="T92"> if their situation happens to be the exception to th</text:span><text:span text:style-name="T93">is</text:span><text:span text:style-name="T92"> rule. </text:span></text:p>
      <text:p text:style-name="P48"><text:soft-page-break/><text:span text:style-name="T80">What’s the practical upshot of all this? </text:span><text:span text:style-name="T110">Does this mean </text:span><text:span text:style-name="T111">that</text:span><text:span text:style-name="T110"> individuals should </text:span><text:span text:style-name="T111">not </text:span><text:span text:style-name="T110">follow any general rule</text:span><text:span text:style-name="T112">s</text:span><text:span text:style-name="T110">, but </text:span><text:span text:style-name="T111">instead </text:span><text:span text:style-name="T110">assess case-by-case whether the epistemic network in which they find themselves is in fact trustworthy, </text:span><text:span text:style-name="T112">to</text:span><text:span text:style-name="T111"> decid</text:span><text:span text:style-name="T112">e</text:span><text:span text:style-name="T111"> whether or not to defer more</text:span><text:span text:style-name="T110">? Levy has stated that </text:span><text:span text:style-name="T111">laypersons cannot reliably</text:span><text:span text:style-name="T110"> a</text:span><text:span text:style-name="T66">ssess the quality of </text:span><text:span text:style-name="T111">an </text:span><text:span text:style-name="T110">epistemic </text:span><text:span text:style-name="T66">network </text:span><text:span text:style-name="T111">on their own, as this task is </text:span><text:span text:style-name="T110">so difficult as to be </text:span><text:span text:style-name="T111">a field of expertise in its own right. “</text:span><text:span text:style-name="T112">[T]</text:span><text:span text:style-name="T66">o identify the reliable epistemic authorities we may defer to in good conscience. This is a difficult and specialized task, and one on which individual cognition is no more reliable than on other difficult and specialized tasks. We can no more identify genuine epistemic authorities on our own than we can answer important scientific questions on our own. We are reliant on others—on those very institutions, and the institutions of civil society they inform—to identify them for us as the authorities to defer to, and we rely on the scientific community to keep them (that is, themselves) honest.” </text:span><text:span text:style-name="T99">(Levy 2022a, 16). </text:span><text:span text:style-name="T110">I agree with this assessment. </text:span><text:span text:style-name="T113">What this means is that we are effectively left with an epistemic Russian Roulette. If our epistemic network is well-functioning, we do better to defer more. If it is dysfunctional, we do better to defer less and be more epistemically independent. However, we have no reliable way of finding out ex ante (before the fact, e.g. the collapse of a bad network) whether our network is functioning well or badly. Despite this state of affairs, Levy still leans towards a general prescription of more deference and trust. </text:span></text:p>
      <text:p text:style-name="P50"><text:span text:style-name="T250">My prescription, on the other hand,</text:span><text:span text:style-name="T215"> is:</text:span><text:span text:style-name="T194"> “</text:span><text:span text:style-name="T195">Pl</text:span><text:span text:style-name="T194">ace your best bets, </text:span><text:span text:style-name="T195">individuals!</text:span><text:span text:style-name="T194">” </text:span><text:span text:style-name="T195">That is, </text:span><text:span text:style-name="T215">I </text:span><text:span text:style-name="T195">neither </text:span><text:span text:style-name="T215">prescribe </text:span><text:span text:style-name="T195">more deference nor more independence </text:span><text:span text:style-name="T215">as a general rule. </text:span><text:span text:style-name="T250">I prescribe a case-by-case assessment and decision. I advise that </text:span><text:span text:style-name="T195">individuals should decide, to the best of their knowledge and ability, whichever </text:span><text:span text:style-name="T198">option</text:span><text:span text:style-name="T195"> they believe is more appropriate </text:span><text:span text:style-name="T198">for</text:span><text:span text:style-name="T195"> their particular situation. </text:span><text:span text:style-name="T250">To my thinking, a </text:span><text:span text:style-name="T195">proper estimation of the </text:span><text:span text:style-name="T21">genuine</text:span><text:span text:style-name="T195"> probability of a defunct epistemic network </text:span><text:span text:style-name="T250">warrants a conclusion </text:span><text:span text:style-name="T195">at least this </text:span><text:span text:style-name="T250">inconclusive, uncertain and ambivalent. To tends toward more deference or independence is to overlook or underemphasize just how variable history and circumstances are. </text:span><text:span text:style-name="T251">I suspect that living in a Western society may have made Levy more optimistic about the prospects of trust and interdependence (since Western societies arguably have relatively reliable epistemic networks), and thereby biased him towards a prescription of more deference. </text:span><text:span text:style-name="T250">Undoubtedly, these ‘be</text:span><text:span text:style-name="T251">st bets’ that people place </text:span><text:span text:style-name="T250">will be heavily </text:span><text:span text:style-name="T251">influenced </text:span><text:span text:style-name="T250">by </text:span><text:span text:style-name="T251">epistemologically </text:span><text:span text:style-name="T250">inappropriate </text:span><text:span text:style-name="T251">factors, e.g.</text:span><text:span text:style-name="T250"> gut feeling</text:span><text:span text:style-name="T251">s, </text:span><text:span text:style-name="T250">cognitive biases </text:span><text:span text:style-name="T251">and existing beliefs that are unreliable and ideally speaking ought not belong in a belief-formation mechanism. </text:span><text:span text:style-name="T252">But no belief-formation is perfect, and even Levy’s strategy of deferring more is susceptible to the same factors (although the prevalence of various factors may differ). </text:span><text:span text:style-name="T196">My prescription </text:span><text:span text:style-name="T198">for </text:span><text:span text:style-name="T252">individuals</text:span><text:span text:style-name="T198"> to place their best bets </text:span><text:span text:style-name="T196">is not </text:span><text:span text:style-name="T252">to sidestep all the criteria of reliability, justification and knowledge discussed in the epistemology literature. </text:span><text:span text:style-name="T196">It is rather a </text:span><text:span text:style-name="T23">moral </text:span><text:span text:style-name="T252">acknowledgement, acceptance, </text:span><text:span text:style-name="T198">reminder </text:span><text:span text:style-name="T252">and</text:span><text:span text:style-name="T198"> reaffirmation </text:span><text:span text:style-name="T196">of </text:span><text:span text:style-name="T198">the</text:span><text:span text:style-name="T196"> unavoidable, </text:span><text:span text:style-name="T252">namely </text:span><text:span text:style-name="T264">decision-making under </text:span><text:span text:style-name="T252">uncertainty. What is intellectually trivial may be morally arduous. </text:span></text:p>
      <text:p text:style-name="P51"><text:span text:style-name="T198">“If old truths are to retain their hold on men’s minds, they must be restated in the language and concepts of successive generations. What at one time are their most effective expressions gradually become so worn with use that they cease to carry a definite meaning. The underlying ideas may be as valid as ever, but the words, even when they refer to problems that are still with us, no longer convey the same conviction; the arguments do not move in a context familiar to us; and they rarely give us direct answers to the questions we are asking. This may be inevitable because no statement of an ideal that is likely to sway men’s minds can be complete: it must be adapted to a given climate of opinion, presuppose much that is accepted by all men of the time, and illustrate general principles in terms of issues with which they are concerned.” ― Friedrich A. Hayek</text:span></text:p>
      <text:h text:style-name="P6" text:outline-level="1"><text:bookmark-start text:name="__RefHeading___Toc6085_573958772"/><text:soft-page-break/>References<text:bookmark-end text:name="__RefHeading___Toc6085_573958772"/></text:h>
      <text:p text:style-name="P21"><text:span text:style-name="T177"/></text:p>
      <text:list text:style-name="L1">
        <text:list-item>
          <text:p text:style-name="P22">Acerbi, A., &amp; Mesoudi, A. 2015. “If we are all cultural Darwinians what’s the fuss about? Clarifying recent disagreements in the field of cultural evolution,” <text:span text:style-name="T3">Biology &amp; Philosophy</text:span>, 30/4: 481–503.</text:p>
        </text:list-item>
        <text:list-item>
          <text:p text:style-name="P22">Anderson, Elizabeth. 2011. “Democracy, Public Policy, and Lay Assessments of Scientific Testimony.” <text:span text:style-name="T2">Episteme</text:span> 8 (2): 144–64. https://doi.org/10.3366/epi.2011.0013.</text:p>
        </text:list-item>
        <text:list-item>
          <text:p text:style-name="P22">Ballantyne, Nathan. 2019a. “Epistemic Trespassing.” In <text:span text:style-name="T2">Knowing Our Limits</text:span>, by Nathan Ballantyne, 1st ed., 195–219. Oxford University PressNew York. https://doi.org/10.1093/oso/9780190847289.003.0008.</text:p>
        </text:list-item>
        <text:list-item>
          <text:p text:style-name="P22">Ballantyne, Nathan. 2019b. “Novices and Expert Disagreement.” In <text:span text:style-name="T2">Knowing Our Limits</text:span>, by Nathan Ballantyne, 1st ed., 220–45. Oxford University PressNew York. https://doi.org/10.1093/oso/9780190847289.003.0009.</text:p>
        </text:list-item>
        <text:list-item>
          <text:p text:style-name="P22">Boyd, R., Richerson, P. J., &amp; Henrich, J. 2011. “The cultural niche: Why social learning is essential for human adaptation,” <text:span text:style-name="T3">Proceedings of the National Academy of Sciences</text:span>, 108/Supplement 2: 10918–25.</text:p>
        </text:list-item>
        <text:list-item>
          <text:p text:style-name="P22">Burcham, P. C. 2008. “Toxicology down under: Past achievements, present realities, and future prospects,” <text:span text:style-name="T3">Chemical Research in Toxicology</text:span>, 21/5: 967–70.</text:p>
        </text:list-item>
        <text:list-item>
          <text:p text:style-name="P22">Carlin, B. I., Gervais, S., &amp; Manso, G. (2013). “Libertarian paternalism, information production, and financial decision making,” The Review of Financial Studies, 26/9: 2204–28.</text:p>
        </text:list-item>
        <text:list-item>
          <text:p text:style-name="P22">Chater, N. 2018. <text:span text:style-name="T3">The Mind Is Flat: The Illusion of Mental Depth and the Improvised Mind</text:span>. New Haven, CT: Yale University Press.</text:p>
        </text:list-item>
        <text:list-item>
          <text:p text:style-name="P22">Chudek, M., Heller, S., Birch, S., &amp; Henrich, J. 2012. “Prestige-biased cultural learning: bystander’s differential attention to potential models influences children’s learning,” <text:span text:style-name="T3">Evolution and Human Behavior</text:span>, 33/1: 46–56.</text:p>
        </text:list-item>
        <text:list-item>
          <text:p text:style-name="P22">Clark, A. 1997. <text:span text:style-name="T3">Being There: Putting Brain, Body and World Together Again.</text:span> Cambridge, MA: MIT Press.</text:p>
        </text:list-item>
        <text:list-item>
          <text:p text:style-name="P45"><text:span text:style-name="T254">Coady, C. A. J. 1992. Testimony: A Philosophical Study. Oxford: Clarendon Press.</text:span></text:p>
        </text:list-item>
        <text:list-item>
          <text:p text:style-name="P22">Coady, David. 2003. “Conspiracy Theories and Official Stories.” <text:span text:style-name="T2">International Journal of Applied Philosophy</text:span> 17 (2): 197–209.</text:p>
        </text:list-item>
        <text:list-item>
          <text:p text:style-name="P22">Coady, David. 2007. “Are Conspiracy Theorists Irrational?” <text:span text:style-name="T2">Episteme</text:span> 4 (2): 193–204. https://doi.org/10.3366/epi.2007.4.2.193.</text:p>
        </text:list-item>
        <text:list-item>
          <text:p text:style-name="P22">Dentith, M R. X. 2018. “Expertise and Conspiracy Theories.” <text:span text:style-name="T2">Social Epistemology</text:span> 32 (3): 196–208. https://doi.org/10.1080/02691728.2018.1440021.</text:p>
        </text:list-item>
        <text:list-item>
          <text:p text:style-name="P22">Dentith, M R. X. 2019. “Conspiracy Theories on the Basis of the Evidence.” <text:span text:style-name="T2">Synthese</text:span> 196 (6): 2243–61. https://doi.org/10.1007/s11229-017-1532-7.</text:p>
        </text:list-item>
        <text:list-item>
          <text:p text:style-name="P22">Dentith, M R. X. 2022. “Suspicious Conspiracy Theories.” <text:span text:style-name="T2">Synthese</text:span> 200 (3): 243. https://doi.org/10.1007/s11229-022-03602-4.</text:p>
        </text:list-item>
        <text:list-item>
          <text:p text:style-name="P22">Dentith, M. R. X., and Brian L. Keeley. 2018. “The Applied Epistemology of Conspiracy Theories.” In <text:span text:style-name="T2">The Routledge Handbook of Applied Epistemology</text:span>, by David Coady and James Chase, edited by David Coady and James Chase, 1st ed., 284–94. Routledge. https://doi.org/10.4324/9781315679099-21.</text:p>
        </text:list-item>
        <text:list-item>
          <text:p text:style-name="P22"><text:soft-page-break/>Dentith, Matthew R. X. 2016. “When Inferring to a Conspiracy Might Be the Best Explanation.” <text:span text:style-name="T2">Social Epistemology</text:span> 30 (5–6): 572–91. https://doi.org/10.1080/02691728.2016.1172362.</text:p>
        </text:list-item>
        <text:list-item>
          <text:p text:style-name="P24">Douglas, H. 2000. “Inductive risk and values in science.” Philosophy of Science, 67(4), 559-579. https:// doi.org/10.1086/392855</text:p>
        </text:list-item>
        <text:list-item>
          <text:p text:style-name="P22">Douglas, Heather. 2021. “The Role of Scientific Expertise in Democracy.” In <text:span text:style-name="T2">The Routledge Handbook of Political Epistemology</text:span>, edited by Michael Hannon and Jeroen De Ridder, 1st ed., 435–45. Abingdon, Oxon; New York, NY: Routledge, 2021. | Series: Routledge handbooks in philosophy: Routledge. https://doi.org/10.4324/9780429326769-52.</text:p>
        </text:list-item>
        <text:list-item>
          <text:p text:style-name="P22">Elliott, Kevin C. 2017. <text:span text:style-name="T2">A Tapestry of Values: An Introduction to Values in Science</text:span>. Oxford Unive<text:span text:style-name="T109">rsity Press. https://doi.org/10.1093/acprof:oso/9780190260804.001.0001.</text:span></text:p>
        </text:list-item>
        <text:list-item>
          <text:p text:style-name="P25">Evans, G. 1982. <text:span text:style-name="T3">The Varieties of Reference</text:span>. Oxford and New York: Oxford University Press.</text:p>
        </text:list-item>
        <text:list-item>
          <text:p text:style-name="P25">Flynn, E., &amp; Smith, K. 2012. “Investigating the mechanisms of cultural acquisition,” <text:span text:style-name="T3">Social Psychology</text:span>, 43/4: 185–95.</text:p>
        </text:list-item>
        <text:list-item>
          <text:p text:style-name="P25">Frey, Bruno S, and Daniel Waldenström. n.d. “Contrasting Ex Post with Ex Ante Assessments of Historical Events.*.”</text:p>
        </text:list-item>
        <text:list-item>
          <text:p text:style-name="P25">Gergely, G., Bekkering, H., &amp; Király, I. (2002). “Rational imitation in preverbal infants,” Nature, 415/6873: 755–755.</text:p>
        </text:list-item>
        <text:list-item>
          <text:p text:style-name="P25">Goldberg, S. C. 2010. <text:span text:style-name="T3">Relying on Others: An Essay in Epistemology</text:span>. Oxford: Oxford University Press.</text:p>
        </text:list-item>
        <text:list-item>
          <text:p text:style-name="P22">Goldman, Alvin I. 2021. “How Can You Spot the Experts? An Essay in Social Epistemology.” <text:span text:style-name="T2">Royal Institute of Philosophy Supplement</text:span> 89 (May):85–98. <text:span text:style-name="T109">https://doi.org/10.1017/S1358246121000060.</text:span></text:p>
        </text:list-item>
        <text:list-item>
          <text:p text:style-name="P25">Hall, L., Johansson, P., &amp; Strandberg, T. 2012. “Lifting the veil of morality: Choic<text:span text:style-name="T255">e </text:span>blindness and attitude reversals on a self-transforming survey,” <text:span text:style-name="T3">PLOS ONE</text:span>, 7/9: e45457. DOI: 10.1371/journal.pone.0045457</text:p>
        </text:list-item>
        <text:list-item>
          <text:p text:style-name="P25">Hammond, Peter J. 1981. “Ex-Ante and Ex-Post Welfare Optimality under Uncertainty.” <text:span text:style-name="T2">Economica</text:span> 48 (191): 235. https://doi.org/10.2307/2552915.</text:p>
        </text:list-item>
        <text:list-item>
          <text:p text:style-name="P25">Hardwig, John. 1991. “The Role of Trust in Knowledge.” <text:span text:style-name="T2">The Journal of Philosophy</text:span> 88 (12): 693. https://doi.org/10.2307/2027007.</text:p>
        </text:list-item>
        <text:list-item>
          <text:p text:style-name="P22">Harris, Keith. 2018. “What’s Epistemically Wrong with Conspiracy Theorising?” <text:span text:style-name="T2">Royal Institute of Philosophy Supplement</text:span> 84 (November):235–57. https://doi.org/10.1017/S1358246118000619.</text:p>
        </text:list-item>
        <text:list-item>
          <text:p text:style-name="P22">Harris, P. 2012. <text:span text:style-name="T3">Trusting What You’re Told</text:span>. Cambridge, MA: Harvard University Press.</text:p>
        </text:list-item>
        <text:list-item>
          <text:p text:style-name="P22">Harris, R. 1978. “Ex-Post Efficiency and Resource Allocation Under Uncertainty.” <text:span text:style-name="T2">The Review of Economic Studies</text:span> 45 (3): 427–36. https://doi.org/10.2307/2297245.</text:p>
        </text:list-item>
        <text:list-item>
          <text:p text:style-name="P22">Hayward, Tim. 2024. “The Applied Epistemology of Official Stories.” <text:span text:style-name="T2">Social Epistemology</text:span> 38 (4): 425–45. https://doi.org/10.1080/02691728.2023.2227950.</text:p>
        </text:list-item>
        <text:list-item>
          <text:p text:style-name="P22">Henrich, J. 2015. T<text:span text:style-name="T3">he Secret of Our Success: How Culture Is Driving Human Evolution, Domesticating Our Species, and Making Us Smarter.</text:span> Princeton, NJ: Princeton University Press.</text:p>
        </text:list-item>
        <text:list-item>
          <text:p text:style-name="P22"><text:soft-page-break/>Henrich, J., &amp; Boyd, R. 1998. “The evolution of conformist transmission and the emergence of between-group differences,” <text:span text:style-name="T3">Evolution and Human Behavior</text:span>, 19/4: 215–41.</text:p>
        </text:list-item>
        <text:list-item>
          <text:p text:style-name="P22">Henrich, J., &amp; Gil-White, F. J. 2001. “The evolution of prestige: Freely conferred deference as a mechanism for enhancing the benefits of cultural transmission,” E<text:span text:style-name="T3">volution and Human Behavior</text:span>, 22/3: 165–96.</text:p>
        </text:list-item>
        <text:list-item>
          <text:p text:style-name="P22">Henrich, J., &amp; Henrich, N. 2010. “The evolution of cultural adaptations: Fijian food taboos protect against dangerous marine toxins,” <text:span text:style-name="T3">Proceedings of the Royal Society B: Biological Sciences</text:span>, 277/1701: 3715–24.</text:p>
        </text:list-item>
        <text:list-item>
          <text:p text:style-name="P22">Heyes, C. (2018). Cognitive Gadgets: The Cultural Evolution of Thinking. Cambridge, MA: Belknap Press.</text:p>
        </text:list-item>
        <text:list-item>
          <text:p text:style-name="P22">Johansson, P., Hall, L., Sikström, S., &amp; Olsson, A. 2005. “Failure to detect mismatches between intention and outcome in a simple decision task,” <text:span text:style-name="T3">Science</text:span> (New York, N.Y.), 310/5745: 116–9.</text:p>
        </text:list-item>
        <text:list-item>
          <text:p text:style-name="P22">Kilov, Daniel. 2021. “The Brittleness of Expertise and Why It Matters.” <text:span text:style-name="T2">Synthese</text:span> 199 (1–2): 3431–55. https://doi.org/10.1007/s11229-020-02940-5.</text:p>
        </text:list-item>
        <text:list-item>
          <text:p text:style-name="P22">Kitcher, Philip. 2001. “Elitism, Democracy, and Science Policy.” In <text:span text:style-name="T2">Science, Truth, and Democracy</text:span>, by Philip Kitcher, 1st ed., 137–46. Oxford University PressNew York. https://doi.org/10.1093/0195145836.003.0011.</text:p>
        </text:list-item>
        <text:list-item>
          <text:p text:style-name="P23">Kolstad, Charles D., Thomas S. Ulen, and Gary V. Johnson. 2018. “Ex Post Liability for Harm vs. Ex Ante Safety Regulation: Substitutes or Complements?” In <text:span text:style-name="T2">The Theory and Practice of Command and Control in Environmental Policy</text:span>, by Peter Berck, edited by Gloria E. Helfand and Peter Berck, 1st ed., 331–44. Routledge. <text:a xlink:type="simple" xlink:href="https://doi.org/10.4324/9781315197296-16" text:style-name="Internet_20_link" text:visited-style-name="Visited_20_Internet_20_Link">https://doi.org/10.4324/9781315197296-16</text:a>.</text:p>
        </text:list-item>
        <text:list-item>
          <text:p text:style-name="P23"><text:span text:style-name="T254">Lackey, J., &amp; Sosa, E. 2006. The Epistemology of Testimony. Oxford: Oxford University Press.</text:span></text:p>
        </text:list-item>
        <text:list-item>
          <text:p text:style-name="P46">Lamb, William F, Miklós Antal, Katharina Bohnenberger, Lina I Brand-Correa, Finn Müller-Hansen, Michael Jakob, Jan C Minx, Kilian Raiser, Laurence Williams, and Benjamin K Sovacool. 2020. “What Are the Social Outcomes of Climate Policies? A Systematic Map and Review of the Ex-Post Literature.” <text:span text:style-name="T2">Environmental Research Letters</text:span> 15 (11): 113006. https://doi.org/10.1088/1748-9326/abc11f.</text:p>
        </text:list-item>
        <text:list-item>
          <text:p text:style-name="P22">Land, Kenneth C., Kurt Finsterbusch, John G. Grumm, and Stephen L. Wasby. 1982. “Ex Ante and Ex Post Assessment of the Social Consequences of Public Projects and Policies.” <text:span text:style-name="T2">Contemporary Sociology</text:span> 11 (5): 512. https://doi.org/10.2307/2068390.</text:p>
        </text:list-item>
        <text:list-item>
          <text:p text:style-name="P22">Levy, Neil. 2021. <text:span text:style-name="T2">Bad Beliefs: Why They Happen to Good People</text:span>. 1st ed. Oxford University PressOxford. https://doi.org/10.1093/oso/9780192895325.001.0001.</text:p>
        </text:list-item>
        <text:list-item>
          <text:p text:style-name="P22">Levy, Neil. 2022a. “Do Your Own Research!” <text:span text:style-name="T2">Synthese</text:span> 200 (5): 356. https://doi.org/10.1007/s11229-022-03793-w.</text:p>
        </text:list-item>
        <text:list-item>
          <text:p text:style-name="P22">Levy, Neil. 2022b. “In Trust We Trust: Epistemic Vigilance and Responsibility.” <text:span text:style-name="T2">Social Epistemology</text:span> 36 (3): 283–98. https://doi.org/10.1080/02691728.2022.2042420.</text:p>
        </text:list-item>
        <text:list-item>
          <text:p text:style-name="P22">Levy, Neil. 2023. “It’s Our Epistemic Environment, Not Our Attitude Toward Truth, That Matters.” <text:span text:style-name="T2">Critical Review</text:span> 35 (1–2): 94–111. https://doi.org/10.1080/08913811.2022.2149108.</text:p>
        </text:list-item>
        <text:list-item>
          <text:p text:style-name="P22">Loftus, E. F. 2003. “Make-believe memories,” <text:span text:style-name="T3">The American Psychologist</text:span>, 58/11: 867–73.</text:p>
        </text:list-item>
        <text:list-item>
          <text:p text:style-name="P22"><text:soft-page-break/>Lyons, D. E., Young, A. G., &amp; Keil, F. C. 2007. “The hidden structure of overimitation,” <text:span text:style-name="T3">Proceedings of the National Academy of Sciences of the United States of America</text:span>, 104/50: 19751–6.</text:p>
        </text:list-item>
        <text:list-item>
          <text:p text:style-name="P22">Malekpour, Shirin, Warren E. Walker, Fjalar J. De Haan, Niki Frantzeskaki, and Vincent A.W.J. Marchau. 2020. “Bridging Decision Making under Deep Uncertainty (DMDU) and Transition Management (TM) to Improve Strategic Planning for Sustainable Development.” <text:span text:style-name="T2">Environmental Science &amp; Policy</text:span> 107 (May):158–67. https://doi.org/10.1016/j.envsci.2020.03.002.</text:p>
        </text:list-item>
        <text:list-item>
          <text:p text:style-name="P22">Mascaro, O., &amp; Sperber, D. 2009. “The moral, epistemic, and mindreading components of children’s vigilance towards deception,” <text:span text:style-name="T3">Cognitio</text:span>n, 112/3: 367–80.</text:p>
        </text:list-item>
        <text:list-item>
          <text:p text:style-name="P22">Matheson, Jonathan. 2024. “Why Think for Yourself?” <text:span text:style-name="T2">Episteme</text:span> 21 (1): 320–38. https://doi.org/10.1017/epi.2021.49.</text:p>
        </text:list-item>
        <text:list-item>
          <text:p text:style-name="P22">McKenzie, C. R. M., Liersch, M. J., &amp; Finkelstein, S. R. (2006). “Recommendations implicit in policy defaults,” Psychological Science, 17/5: 414–20.</text:p>
        </text:list-item>
        <text:list-item>
          <text:p text:style-name="P46"><text:span text:style-name="T254">Meltzoff, A. N. (1988). “Infant imitation after a 1-week delay: Long-term memory for novel acts and multiple stimuli,” Developmental Psychology, 24/4: 470–6.</text:span></text:p>
        </text:list-item>
        <text:list-item>
          <text:p text:style-name="P46">Mercier, H., &amp; Sperber, D. 2017. <text:span text:style-name="T3">The Enigma of Reason: A New Theory of Human Understanding. </text:span>London etc.: Allen Lane.</text:p>
        </text:list-item>
        <text:list-item>
          <text:p text:style-name="P22">Mergaert, Lut, and Rachel Minto. 2015. “<text:span text:style-name="T2">Ex Ante</text:span> and <text:span text:style-name="T2">Ex Post</text:span> Evaluations: Two Sides of the Same Coin?: The Case of Gender Mainstreaming in EU Research Policy.” <text:span text:style-name="T2">European Journal of Risk Regulation</text:span> 6 (1): 47–56. https://doi.org/10.1017/S1867299X0000427X.</text:p>
        </text:list-item>
        <text:list-item>
          <text:p text:style-name="P22">Milne, Frank, and H. M. Shefrin. 1988. “Ex Post Efficiency and Ex Post Welfare: Some Fundamental Considerations.” <text:span text:style-name="T2">Economica</text:span> 55 (217): 63. https://doi.org/10.2307/2554247.</text:p>
        </text:list-item>
        <text:list-item>
          <text:p text:style-name="P22">Moore, Alfred. 2017. <text:span text:style-name="T2">Critical Elitism: Deliberation, Democracy, and the Problem of Expertise</text:span>. 1st ed. Cambridge University Press. https://doi.org/10.1017/9781108159906.</text:p>
        </text:list-item>
        <text:list-item>
          <text:p text:style-name="P22">Nagell, K., Olguin, R. S., &amp; Tomasello, M. (1993). “Processes of social learning in the tool use of chimpanzees (Pan troglodytes) and human children (Homo sapiens),” Journal of Comparative Psychology, 107/2: 174–86.</text:p>
        </text:list-item>
        <text:list-item>
          <text:p text:style-name="P22">Ove Hansson, Sven. 1996. “Decision Making Under Great Uncertainty.” <text:span text:style-name="T2">Philosophy of the Social Sciences</text:span> 26 (3): 369–86. https://doi.org/10.1177/004839319602600304.</text:p>
        </text:list-item>
        <text:list-item>
          <text:p text:style-name="P22">Pigden, Charles R. 2016. “Are Conspiracy Theorists Epistemically Vicious?” In <text:span text:style-name="T2">A Companion to Applied Philosophy</text:span>, edited by Kasper Lippert‐Rasmussen, Kimberley Brownlee, and David Coady, 1st ed., 120–32. Wiley. https://doi.org/10.1002/9781118869109.ch9.</text:p>
        </text:list-item>
        <text:list-item>
          <text:p text:style-name="P22">Putnam, H. 1975. “The meaning of ‘meaning’,” <text:span text:style-name="T3">Minnesota Studies in the Philosophy of Science</text:span>, 7: 131–93.</text:p>
        </text:list-item>
        <text:list-item>
          <text:p text:style-name="P22">Rabb, N., Fernbach, P. M., &amp; Sloman, S. A. 2019. “Individual representation in a community of knowledge,” <text:span text:style-name="T3">Trends in Cognitive Sciences</text:span>, 23/10: 891–902.</text:p>
        </text:list-item>
        <text:list-item>
          <text:p text:style-name="P22">Rayner, K. 1998. “Eye movements in reading and information processing: 20 years of research,” <text:span text:style-name="T3">Psychological Bulletin</text:span>, 124/3: 372–422.</text:p>
        </text:list-item>
        <text:list-item>
          <text:p text:style-name="P22">Richerson, P. J., &amp; Boyd, R. 2008. <text:span text:style-name="T3">Not By Genes Alone: How Culture Transformed Human Evolution. </text:span>Chicago: University of Chicago Press.</text:p>
        </text:list-item>
        <text:list-item>
          <text:p text:style-name="P22">Rieznik, A., Moscovich, L., Frieiro, A., Figini, J., Catalano, R., Garrido, J. M., Heduan, F. Á., et al. 2017. “A massive experiment on choice blindness in political decisions: <text:soft-page-break/>Confidence, confabulation, and unconscious detection of self-deception,” <text:span text:style-name="T3">PLOS ONE</text:span>, 12/2: e0171108. DOI: 10.1371/journal.pone.0171108 </text:p>
        </text:list-item>
        <text:list-item>
          <text:p text:style-name="P27"><text:span text:style-name="T259">Rolin, Kristina H. “Objectivity, Trust and Social Responsibility.” </text:span><text:span text:style-name="T260">Synthese</text:span><text:span text:style-name="T259"> 199, no. 1–2 (December 2021): 513–33. </text:span><text:a xlink:type="simple" xlink:href="https://doi.org/10.1007/s11229-020-02669-1" text:style-name="Internet_20_link" text:visited-style-name="Visited_20_Internet_20_Link"><text:span text:style-name="T259">https://doi.org/10.1007/s11229-020-02669-1</text:span></text:a><text:span text:style-name="T259">.</text:span></text:p>
        </text:list-item>
        <text:list-item>
          <text:p text:style-name="P22">Rolin, Kristina H. 2024. “Earning Epistemic Trustworthiness: An Impact Assessment Model.” <text:span text:style-name="T2">Synthese</text:span> 203 (2): 39. https://doi.org/10.1007/s11229-023-04472-0.</text:p>
        </text:list-item>
        <text:list-item>
          <text:p text:style-name="P22">Samset, Knut, and Tom Christensen. 2017. “Ex Ante Project Evaluation and the Complexity of Early Decision-Making.” <text:span text:style-name="T2">Public Organization Review</text:span> 17 (1): 1–17. https://doi.org/10.1007/s11115-015-0326-y.</text:p>
        </text:list-item>
        <text:list-item>
          <text:p text:style-name="P22">Schacter, D. L. 1996. <text:span text:style-name="T3">Searching For Memory: The Brain, the Mind, and the Past</text:span>. New York: Basic Books.</text:p>
        </text:list-item>
        <text:list-item>
          <text:p text:style-name="P22">Schaik, C., Ancrenaz, M., Borgen, G., Galdikas, B., Knott, C., Singleton, I., Suzuki, A., et al. 2003. “Orangutan cultures and the evolution of material culture,” <text:span text:style-name="T3">Science</text:span> (New York, N.Y.), 299: 102–5.</text:p>
        </text:list-item>
        <text:list-item>
          <text:p text:style-name="P22">Schwitzgebel, E. 2009. “Knowing your own beliefs,” Canadian Journal of Philosophy, 39/sup1: 41–62.</text:p>
        </text:list-item>
        <text:list-item>
          <text:p text:style-name="P22">Shea, N. 2009. “Imitation as an inheritance system,” P<text:span text:style-name="T3">hilosophical Transactions of the Royal Society B: Biological Sciences</text:span>, 364/1528: 2429–43.</text:p>
        </text:list-item>
        <text:list-item>
          <text:p text:style-name="P22">Silvestre, Joaquim. 2002. “Discrepancies between Ex Ante and Ex Post Efficiency under Identical Subjective Probabilities.” <text:span text:style-name="T2">Economic Theory</text:span> 20 (2): 413–25. https://doi.org/10.1007/s001990100196.</text:p>
        </text:list-item>
        <text:list-item>
          <text:p text:style-name="P22">Simons, D. J., &amp; Chabris, C. F. 1999. “Gorillas in our midst: sustained inattentional blindness for dynamic events,” <text:span text:style-name="T3">Perception</text:span>, 28/9: 1059–74.</text:p>
        </text:list-item>
        <text:list-item>
          <text:p text:style-name="P22">Simons, Daniel J., &amp; Levin, D. T. 1997. “Change blindness,” <text:span text:style-name="T3">Trends in Cognitive Sciences</text:span>, 1/7: 261–7.</text:p>
        </text:list-item>
        <text:list-item>
          <text:p text:style-name="P22">Simons, Daniel J., &amp; Levin, D. T. 1998. “Failure to detect changes to people during a real-world interaction,” <text:span text:style-name="T3">Psychonomic Bulletin &amp; Review</text:span>, 5/4: 644–9.</text:p>
        </text:list-item>
        <text:list-item>
          <text:p text:style-name="P22">Smismans, Stijn. 2015. “Policy Evaluation in the EU: The Challenges of Linking <text:span text:style-name="T2">Ex Ante</text:span> and <text:span text:style-name="T2">Ex Post</text:span> Appraisal.” <text:span text:style-name="T2">European Journal of Risk Regulation</text:span> 6 (1): 6–26. https://doi.org/10.1017/S1867299X00004244.</text:p>
        </text:list-item>
        <text:list-item>
          <text:p text:style-name="P22">Sperber, D., Clément, F., Heintz, C., Mascaro, O., Mercier, H., Origgi, G., &amp; Wilson, D. 2010. “Epistemic vigilance,” <text:span text:style-name="T3">Mind &amp; Language</text:span>, 25/4: 359–93.</text:p>
        </text:list-item>
        <text:list-item>
          <text:p text:style-name="P22">Sunstein, C. R. 2006. <text:span text:style-name="T3">Infotopia: How Many Minds Produce Knowledge</text:span>. Oxford; New York: Oxford University Press.</text:p>
        </text:list-item>
        <text:list-item>
          <text:p text:style-name="P22">Surowiecki, J. 2004. <text:span text:style-name="T3">The Wisdom of Crowds: Why the Many Are Smarter Than the Few.</text:span> New York: Doubleday.</text:p>
        </text:list-item>
        <text:list-item>
          <text:p text:style-name="P22">Tennie, C., Call, J., and Tomasello, M. 2009. “Ratcheting up the ratchet: On the evolution of cumulative culture,” <text:span text:style-name="T3">Philosophical Transactions of the Royal Society B: Biological Sciences</text:span>, 364/1528: 2405–15.</text:p>
        </text:list-item>
        <text:list-item>
          <text:p text:style-name="P27"><text:span text:style-name="T258">Wagenknecht, Susann. 2015. “Facing the Incompleteness of Epistemic Trust: Managing Dependence in Scientific Practice.” </text:span><text:span text:style-name="T261">Social Epistemology</text:span><text:span text:style-name="T258"> 29 (2): 160–84. </text:span><text:a xlink:type="simple" xlink:href="https://doi.org/10.1080/02691728.2013.794872" text:style-name="Internet_20_link" text:visited-style-name="Visited_20_Internet_20_Link"><text:span text:style-name="T258">https://doi.org/10.1080/02691728.2013.794872</text:span></text:a><text:span text:style-name="T258">.</text:span></text:p>
        </text:list-item>
        <text:list-item>
          <text:p text:style-name="P25"><text:span text:style-name="T198">Weaver, K., Garcia, S. M., Schwarz, N., &amp; Miller, D. T. 2007. “Inferring the popularity of an opinion from its familiarity: A repetitive voice can sound like a chorus,” </text:span><text:span text:style-name="T22">Journal of Personality and Social Psychology</text:span><text:span text:style-name="T198">, 92/5: 821–33.</text:span></text:p>
        </text:list-item>
      </text:list>
      <text:p text:style-name="P26"/>
      <text:p text:style-name="P26"><text:soft-page-break/></text:p>
      <text:p text:style-name="P26"/>
      <text:h text:style-name="Heading_20_1" text:outline-level="1"><text:bookmark-start text:name="__RefHeading___Toc6087_573958772"/>Syllabus and Page Count<text:bookmark-end text:name="__RefHeading___Toc6087_573958772"/></text:h>
      <text:p text:style-name="P28">Only the following references (with corresponding number) are part of my syllabus. The other references I did not read in their entirety, but merely searched them for the relevant information. </text:p>
      <text:section text:style-name="Sect1" text:name="Section1">
        <text:p text:style-name="P29">1.<text:tab/>22</text:p>
        <text:p text:style-name="P29">2.<text:tab/>20</text:p>
        <text:p text:style-name="P29">3.<text:tab/>25</text:p>
        <text:p text:style-name="P29">4.<text:tab/>25</text:p>
        <text:p text:style-name="P29">5.<text:tab/>8</text:p>
        <text:p text:style-name="P29">6.<text:tab/>4</text:p>
        <text:p text:style-name="P29">7.<text:tab/>5</text:p>
        <text:p text:style-name="P29">9.<text:tab/>11</text:p>
        <text:p text:style-name="P29">12.<text:tab/>13</text:p>
        <text:p text:style-name="P29">13.<text:tab/>12</text:p>
        <text:p text:style-name="P29">14.<text:tab/>13</text:p>
        <text:p text:style-name="P29">15.<text:tab/>18</text:p>
        <text:p text:style-name="P29">17.<text:tab/>11</text:p>
        <text:p text:style-name="P29">18.<text:tab/>19</text:p>
        <text:p text:style-name="P29">19.<text:tab/>21</text:p>
        <text:p text:style-name="P29">20.<text:tab/>11</text:p>
        <text:p text:style-name="P29">23.<text:tab/>11</text:p>
        <text:p text:style-name="P29">27.<text:tab/>14</text:p>
        <text:p text:style-name="P29">31.<text:tab/>22</text:p>
        <text:p text:style-name="P29">33.<text:tab/>10</text:p>
        <text:p text:style-name="P29">34.<text:tab/>21</text:p>
        <text:p text:style-name="P29">36.<text:tab/>26</text:p>
        <text:p text:style-name="P29">37.<text:tab/>31</text:p>
        <text:p text:style-name="P29">38.<text:tab/>9</text:p>
        <text:p text:style-name="P29">40.<text:tab/>4</text:p>
        <text:p text:style-name="P29">41.<text:tab/>24</text:p>
        <text:p text:style-name="P29">43.<text:tab/>13</text:p>
        <text:p text:style-name="P29">47.<text:tab/>150</text:p>
        <text:p text:style-name="P29">48.<text:tab/>17</text:p>
        <text:p text:style-name="P29">49.<text:tab/>15</text:p>
        <text:p text:style-name="P29">50.<text:tab/>17</text:p>
        <text:p text:style-name="P29">51.<text:tab/>6</text:p>
        <text:p text:style-name="P29">52.<text:tab/>6</text:p>
        <text:p text:style-name="P29">53.<text:tab/>10</text:p>
        <text:p text:style-name="P29">54.<text:tab/>13</text:p>
        <text:p text:style-name="P29">55.<text:tab/>19</text:p>
        <text:p text:style-name="P29">56.<text:tab/>7</text:p>
        <text:p text:style-name="P29">57.<text:tab/>7</text:p>
        <text:p text:style-name="P29">59.<text:tab/>10</text:p>
        <text:p text:style-name="P29">62.<text:tab/>13</text:p>
        <text:p text:style-name="P29">63.<text:tab/>17</text:p>
        <text:p text:style-name="P29">64.<text:tab/>13</text:p>
        <text:p text:style-name="P29">65.<text:tab/>62</text:p>
        <text:p text:style-name="P29">66.<text:tab/>12</text:p>
        <text:p text:style-name="P29">67.<text:tab/>50</text:p>
        <text:p text:style-name="P29">70.<text:tab/>21</text:p>
        <text:p text:style-name="P29">72.<text:tab/>17</text:p>
        <text:p text:style-name="P29">74.<text:tab/>3</text:p>
        <text:p text:style-name="P29">75.<text:tab/>20</text:p>
        <text:p text:style-name="P29">76.<text:tab/>14</text:p>
        <text:p text:style-name="P29">77.<text:tab/>12</text:p>
        <text:p text:style-name="P29">78.<text:tab/>14</text:p>
        <text:p text:style-name="P29">79.<text:tab/>6</text:p>
        <text:p text:style-name="P29">80.<text:tab/>5</text:p>
        <text:p text:style-name="P29">81.<text:tab/>20</text:p>
        <text:p text:style-name="P29">82.<text:tab/>40</text:p>
        <text:p text:style-name="P29">85.<text:tab/>10</text:p>
        <text:p text:style-name="P29">86.<text:tab/>20</text:p>
        <text:p text:style-name="P29"><text:soft-page-break/>87.<text:tab/>14</text:p>
        <text:p text:style-name="P29"><text:span text:style-name="T256">Total:</text:span><text:tab/>1083 <text:span text:style-name="T256">pages</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09:20:25.236560179</meta:creation-date>
    <dc:date>2024-08-09T10:11:09.541433757</dc:date>
    <meta:editing-duration>PT10H32M55S</meta:editing-duration>
    <meta:editing-cycles>207</meta:editing-cycles>
    <meta:generator>LibreOffice/24.2.4.2$Linux_X86_64 LibreOffice_project/420$Build-2</meta:generator>
    <meta:document-statistic meta:table-count="0" meta:image-count="0" meta:object-count="0" meta:page-count="23" meta:paragraph-count="223" meta:word-count="11671" meta:character-count="75808" meta:non-whitespace-character-count="64347"/>
  </office:meta>
</office:document-meta>
</file>